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4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case-sensitive="false" table:automatic-find-labels="false" table:use-regular-expressions="false"/>
      <table:table table:name="Tabelle1" table:style-name="ta1" table:print="false">
        <table:table-column table:style-name="co1" table:default-cell-style-name="Default"/>
        <table:table-column table:style-name="co1" table:number-columns-repeated="37" table:default-cell-style-name="ce1"/>
        <table:table-column table:style-name="co1" table:number-columns-repeated="218" table:default-cell-style-name="Default"/>
        <table:table-row table:style-name="ro1">
          <table:table-cell/>
          <table:table-cell table:style-name="Default" table:formula="oooc:=COLUMN()-2" office:value-type="float" office:value="0">
            <text:p>0</text:p>
          </table:table-cell>
          <table:table-cell table:style-name="Default" table:formula="oooc:=COLUMN()-2" office:value-type="float" office:value="1">
            <text:p>1</text:p>
          </table:table-cell>
          <table:table-cell table:style-name="Default" table:formula="oooc:=COLUMN()-2" office:value-type="float" office:value="2">
            <text:p>2</text:p>
          </table:table-cell>
          <table:table-cell table:style-name="Default" table:formula="oooc:=COLUMN()-2" office:value-type="float" office:value="3">
            <text:p>3</text:p>
          </table:table-cell>
          <table:table-cell table:style-name="Default" table:formula="oooc:=COLUMN()-2" office:value-type="float" office:value="4">
            <text:p>4</text:p>
          </table:table-cell>
          <table:table-cell table:style-name="Default" table:formula="oooc:=COLUMN()-2" office:value-type="float" office:value="5">
            <text:p>5</text:p>
          </table:table-cell>
          <table:table-cell table:style-name="Default" table:formula="oooc:=COLUMN()-2" office:value-type="float" office:value="6">
            <text:p>6</text:p>
          </table:table-cell>
          <table:table-cell table:style-name="Default" table:formula="oooc:=COLUMN()-2" office:value-type="float" office:value="7">
            <text:p>7</text:p>
          </table:table-cell>
          <table:table-cell table:style-name="Default" table:formula="oooc:=COLUMN()-2" office:value-type="float" office:value="8">
            <text:p>8</text:p>
          </table:table-cell>
          <table:table-cell table:style-name="Default" table:formula="oooc:=COLUMN()-2" office:value-type="float" office:value="9">
            <text:p>9</text:p>
          </table:table-cell>
          <table:table-cell table:style-name="Default" table:formula="oooc:=COLUMN()-2" office:value-type="float" office:value="10">
            <text:p>10</text:p>
          </table:table-cell>
          <table:table-cell table:style-name="Default" table:formula="oooc:=COLUMN()-2" office:value-type="float" office:value="11">
            <text:p>11</text:p>
          </table:table-cell>
          <table:table-cell table:style-name="Default" table:formula="oooc:=COLUMN()-2" office:value-type="float" office:value="12">
            <text:p>12</text:p>
          </table:table-cell>
          <table:table-cell table:style-name="Default" table:formula="oooc:=COLUMN()-2" office:value-type="float" office:value="13">
            <text:p>13</text:p>
          </table:table-cell>
          <table:table-cell table:style-name="Default" table:formula="oooc:=COLUMN()-2" office:value-type="float" office:value="14">
            <text:p>14</text:p>
          </table:table-cell>
          <table:table-cell table:style-name="Default" table:formula="oooc:=COLUMN()-2" office:value-type="float" office:value="15">
            <text:p>15</text:p>
          </table:table-cell>
          <table:table-cell table:style-name="Default" table:formula="oooc:=COLUMN()-2" office:value-type="float" office:value="16">
            <text:p>16</text:p>
          </table:table-cell>
          <table:table-cell table:style-name="Default" table:formula="oooc:=COLUMN()-2" office:value-type="float" office:value="17">
            <text:p>17</text:p>
          </table:table-cell>
          <table:table-cell table:style-name="Default" table:formula="oooc:=COLUMN()-2" office:value-type="float" office:value="18">
            <text:p>18</text:p>
          </table:table-cell>
          <table:table-cell table:style-name="Default" table:formula="oooc:=COLUMN()-2" office:value-type="float" office:value="19">
            <text:p>19</text:p>
          </table:table-cell>
          <table:table-cell table:style-name="Default" table:formula="oooc:=COLUMN()-2" office:value-type="float" office:value="20">
            <text:p>20</text:p>
          </table:table-cell>
          <table:table-cell table:style-name="Default" table:formula="oooc:=COLUMN()-2" office:value-type="float" office:value="21">
            <text:p>21</text:p>
          </table:table-cell>
          <table:table-cell table:style-name="Default" table:formula="oooc:=COLUMN()-2" office:value-type="float" office:value="22">
            <text:p>22</text:p>
          </table:table-cell>
          <table:table-cell table:style-name="Default" table:formula="oooc:=COLUMN()-2" office:value-type="float" office:value="23">
            <text:p>23</text:p>
          </table:table-cell>
          <table:table-cell table:style-name="Default" table:formula="oooc:=COLUMN()-2" office:value-type="float" office:value="24">
            <text:p>24</text:p>
          </table:table-cell>
          <table:table-cell table:style-name="Default" table:formula="oooc:=COLUMN()-2" office:value-type="float" office:value="25">
            <text:p>25</text:p>
          </table:table-cell>
          <table:table-cell table:style-name="Default" table:formula="oooc:=COLUMN()-2" office:value-type="float" office:value="26">
            <text:p>26</text:p>
          </table:table-cell>
          <table:table-cell table:style-name="Default" table:formula="oooc:=COLUMN()-2" office:value-type="float" office:value="27">
            <text:p>27</text:p>
          </table:table-cell>
          <table:table-cell table:style-name="Default" table:formula="oooc:=COLUMN()-2" office:value-type="float" office:value="28">
            <text:p>28</text:p>
          </table:table-cell>
          <table:table-cell table:style-name="Default" table:formula="oooc:=COLUMN()-2" office:value-type="float" office:value="29">
            <text:p>29</text:p>
          </table:table-cell>
          <table:table-cell table:style-name="Default" table:formula="oooc:=COLUMN()-2" office:value-type="float" office:value="30">
            <text:p>30</text:p>
          </table:table-cell>
          <table:table-cell table:style-name="Default" table:formula="oooc:=COLUMN()-2" office:value-type="float" office:value="31">
            <text:p>31</text:p>
          </table:table-cell>
          <table:table-cell table:style-name="Default" table:formula="oooc:=COLUMN()-2" office:value-type="float" office:value="32">
            <text:p>32</text:p>
          </table:table-cell>
          <table:table-cell table:style-name="Default" table:formula="oooc:=COLUMN()-2" office:value-type="float" office:value="33">
            <text:p>33</text:p>
          </table:table-cell>
          <table:table-cell table:style-name="Default" table:formula="oooc:=COLUMN()-2" office:value-type="float" office:value="34">
            <text:p>34</text:p>
          </table:table-cell>
          <table:table-cell table:style-name="Default" table:formula="oooc:=COLUMN()-2" office:value-type="float" office:value="35">
            <text:p>35</text:p>
          </table:table-cell>
          <table:table-cell table:style-name="Default" table:formula="oooc:=COLUMN()-2" office:value-type="float" office:value="36">
            <text:p>36</text:p>
          </table:table-cell>
          <table:table-cell table:number-columns-repeated="218"/>
        </table:table-row>
        <table:table-row table:style-name="ro1">
          <table:table-cell/>
          <table:table-cell office:value-type="float" office:value="0.03607177734375">
            <text:p>0,03607</text:p>
          </table:table-cell>
          <table:table-cell office:value-type="float" office:value="-0.0003662109375">
            <text:p>-0,00037</text:p>
          </table:table-cell>
          <table:table-cell office:value-type="float" office:value="-0.005401611328125">
            <text:p>-0,00540</text:p>
          </table:table-cell>
          <table:table-cell office:value-type="float" office:value="-0.013397216796875">
            <text:p>-0,01340</text:p>
          </table:table-cell>
          <table:table-cell office:value-type="float" office:value="-0.023406982421875">
            <text:p>-0,02341</text:p>
          </table:table-cell>
          <table:table-cell office:value-type="float" office:value="-0.0341796875">
            <text:p>-0,03418</text:p>
          </table:table-cell>
          <table:table-cell office:value-type="float" office:value="-0.044097900390625">
            <text:p>-0,04410</text:p>
          </table:table-cell>
          <table:table-cell office:value-type="float" office:value="-0.05145263671875">
            <text:p>-0,05145</text:p>
          </table:table-cell>
          <table:table-cell office:value-type="float" office:value="-0.054656982421875">
            <text:p>-0,05466</text:p>
          </table:table-cell>
          <table:table-cell office:value-type="float" office:value="-0.052490234375">
            <text:p>-0,05249</text:p>
          </table:table-cell>
          <table:table-cell office:value-type="float" office:value="-0.044403076171875">
            <text:p>-0,04440</text:p>
          </table:table-cell>
          <table:table-cell office:value-type="float" office:value="-0.030487060546875">
            <text:p>-0,03049</text:p>
          </table:table-cell>
          <table:table-cell office:value-type="float" office:value="-0.01177978515625">
            <text:p>-0,01178</text:p>
          </table:table-cell>
          <table:table-cell office:value-type="float" office:value="0.0101318359375">
            <text:p>0,01013</text:p>
          </table:table-cell>
          <table:table-cell office:value-type="float" office:value="0.032928466796875">
            <text:p>0,03293</text:p>
          </table:table-cell>
          <table:table-cell office:value-type="float" office:value="0.05419921875">
            <text:p>0,05420</text:p>
          </table:table-cell>
          <table:table-cell office:value-type="float" office:value="0.071441650390625">
            <text:p>0,07144</text:p>
          </table:table-cell>
          <table:table-cell office:value-type="float" office:value="0.08270263671875">
            <text:p>0,08270</text:p>
          </table:table-cell>
          <table:table-cell office:value-type="float" office:value="0.08660888671875">
            <text:p>0,08661</text:p>
          </table:table-cell>
          <table:table-cell office:value-type="float" office:value="0.08270263671875">
            <text:p>0,08270</text:p>
          </table:table-cell>
          <table:table-cell office:value-type="float" office:value="0.071441650390625">
            <text:p>0,07144</text:p>
          </table:table-cell>
          <table:table-cell office:value-type="float" office:value="0.05419921875">
            <text:p>0,05420</text:p>
          </table:table-cell>
          <table:table-cell office:value-type="float" office:value="0.032928466796875">
            <text:p>0,03293</text:p>
          </table:table-cell>
          <table:table-cell office:value-type="float" office:value="0.0101318359375">
            <text:p>0,01013</text:p>
          </table:table-cell>
          <table:table-cell office:value-type="float" office:value="-0.01177978515625">
            <text:p>-0,01178</text:p>
          </table:table-cell>
          <table:table-cell office:value-type="float" office:value="-0.030487060546875">
            <text:p>-0,03049</text:p>
          </table:table-cell>
          <table:table-cell office:value-type="float" office:value="-0.044403076171875">
            <text:p>-0,04440</text:p>
          </table:table-cell>
          <table:table-cell office:value-type="float" office:value="-0.052490234375">
            <text:p>-0,05249</text:p>
          </table:table-cell>
          <table:table-cell office:value-type="float" office:value="-0.054656982421875">
            <text:p>-0,05466</text:p>
          </table:table-cell>
          <table:table-cell office:value-type="float" office:value="-0.05145263671875">
            <text:p>-0,05145</text:p>
          </table:table-cell>
          <table:table-cell office:value-type="float" office:value="-0.044097900390625">
            <text:p>-0,04410</text:p>
          </table:table-cell>
          <table:table-cell office:value-type="float" office:value="-0.0341796875">
            <text:p>-0,03418</text:p>
          </table:table-cell>
          <table:table-cell office:value-type="float" office:value="-0.023406982421875">
            <text:p>-0,02341</text:p>
          </table:table-cell>
          <table:table-cell office:value-type="float" office:value="-0.013397216796875">
            <text:p>-0,01340</text:p>
          </table:table-cell>
          <table:table-cell office:value-type="float" office:value="-0.005401611328125">
            <text:p>-0,00540</text:p>
          </table:table-cell>
          <table:table-cell office:value-type="float" office:value="-0.0003662109375">
            <text:p>-0,00037</text:p>
          </table:table-cell>
          <table:table-cell office:value-type="float" office:value="0.03607177734375">
            <text:p>0,03607</text:p>
          </table:table-cell>
          <table:table-cell table:number-columns-repeated="218"/>
        </table:table-row>
        <table:table-row table:style-name="ro1">
          <table:table-cell/>
          <table:table-cell office:value-type="float" office:value="-0.01953125">
            <text:p>-0,01953</text:p>
          </table:table-cell>
          <table:table-cell office:value-type="float" office:value="0.02294921875">
            <text:p>0,02295</text:p>
          </table:table-cell>
          <table:table-cell office:value-type="float" office:value="0.02679443359375">
            <text:p>0,02679</text:p>
          </table:table-cell>
          <table:table-cell office:value-type="float" office:value="0.032623291015625">
            <text:p>0,03262</text:p>
          </table:table-cell>
          <table:table-cell office:value-type="float" office:value="0.035308837890625">
            <text:p>0,03531</text:p>
          </table:table-cell>
          <table:table-cell office:value-type="float" office:value="0.031402587890625">
            <text:p>0,03140</text:p>
          </table:table-cell>
          <table:table-cell office:value-type="float" office:value="0.019439697265625">
            <text:p>0,01944</text:p>
          </table:table-cell>
          <table:table-cell office:value-type="float" office:value="0.000244140625">
            <text:p>0,00024</text:p>
          </table:table-cell>
          <table:table-cell office:value-type="float" office:value="-0.023162841796875">
            <text:p>-0,02316</text:p>
          </table:table-cell>
          <table:table-cell office:value-type="float" office:value="-0.046112060546875">
            <text:p>-0,04611</text:p>
          </table:table-cell>
          <table:table-cell office:value-type="float" office:value="-0.0631103515625">
            <text:p>-0,06311</text:p>
          </table:table-cell>
          <table:table-cell office:value-type="float" office:value="-0.069488525390625">
            <text:p>-0,06949</text:p>
          </table:table-cell>
          <table:table-cell office:value-type="float" office:value="-0.0623779296875">
            <text:p>-0,06238</text:p>
          </table:table-cell>
          <table:table-cell office:value-type="float" office:value="-0.0419921875">
            <text:p>-0,04199</text:p>
          </table:table-cell>
          <table:table-cell office:value-type="float" office:value="-0.01153564453125">
            <text:p>-0,01154</text:p>
          </table:table-cell>
          <table:table-cell office:value-type="float" office:value="0.02325439453125">
            <text:p>0,02325</text:p>
          </table:table-cell>
          <table:table-cell office:value-type="float" office:value="0.055267333984375">
            <text:p>0,05527</text:p>
          </table:table-cell>
          <table:table-cell office:value-type="float" office:value="0.077728271484375">
            <text:p>0,07773</text:p>
          </table:table-cell>
          <table:table-cell office:value-type="float" office:value="0.0858154296875">
            <text:p>0,08582</text:p>
          </table:table-cell>
          <table:table-cell office:value-type="float" office:value="0.077728271484375">
            <text:p>0,07773</text:p>
          </table:table-cell>
          <table:table-cell office:value-type="float" office:value="0.055267333984375">
            <text:p>0,05527</text:p>
          </table:table-cell>
          <table:table-cell office:value-type="float" office:value="0.02325439453125">
            <text:p>0,02325</text:p>
          </table:table-cell>
          <table:table-cell office:value-type="float" office:value="-0.01153564453125">
            <text:p>-0,01154</text:p>
          </table:table-cell>
          <table:table-cell office:value-type="float" office:value="-0.0419921875">
            <text:p>-0,04199</text:p>
          </table:table-cell>
          <table:table-cell office:value-type="float" office:value="-0.0623779296875">
            <text:p>-0,06238</text:p>
          </table:table-cell>
          <table:table-cell office:value-type="float" office:value="-0.069488525390625">
            <text:p>-0,06949</text:p>
          </table:table-cell>
          <table:table-cell office:value-type="float" office:value="-0.0631103515625">
            <text:p>-0,06311</text:p>
          </table:table-cell>
          <table:table-cell office:value-type="float" office:value="-0.046112060546875">
            <text:p>-0,04611</text:p>
          </table:table-cell>
          <table:table-cell office:value-type="float" office:value="-0.023162841796875">
            <text:p>-0,02316</text:p>
          </table:table-cell>
          <table:table-cell office:value-type="float" office:value="0.000244140625">
            <text:p>0,00024</text:p>
          </table:table-cell>
          <table:table-cell office:value-type="float" office:value="0.019439697265625">
            <text:p>0,01944</text:p>
          </table:table-cell>
          <table:table-cell office:value-type="float" office:value="0.031402587890625">
            <text:p>0,03140</text:p>
          </table:table-cell>
          <table:table-cell office:value-type="float" office:value="0.035308837890625">
            <text:p>0,03531</text:p>
          </table:table-cell>
          <table:table-cell office:value-type="float" office:value="0.032623291015625">
            <text:p>0,03262</text:p>
          </table:table-cell>
          <table:table-cell office:value-type="float" office:value="0.02679443359375">
            <text:p>0,02679</text:p>
          </table:table-cell>
          <table:table-cell office:value-type="float" office:value="0.02294921875">
            <text:p>0,02295</text:p>
          </table:table-cell>
          <table:table-cell office:value-type="float" office:value="-0.01953125">
            <text:p>-0,01953</text:p>
          </table:table-cell>
          <table:table-cell table:number-columns-repeated="218"/>
        </table:table-row>
        <table:table-row table:style-name="ro1">
          <table:table-cell/>
          <table:table-cell office:value-type="float" office:value="-0.00128173828125">
            <text:p>-0,00128</text:p>
          </table:table-cell>
          <table:table-cell office:value-type="float" office:value="-0.040283203125">
            <text:p>-0,04028</text:p>
          </table:table-cell>
          <table:table-cell office:value-type="float" office:value="-0.025787353515625">
            <text:p>-0,02579</text:p>
          </table:table-cell>
          <table:table-cell office:value-type="float" office:value="-0.02099609375">
            <text:p>-0,02100</text:p>
          </table:table-cell>
          <table:table-cell office:value-type="float" office:value="-0.005096435546875">
            <text:p>-0,00510</text:p>
          </table:table-cell>
          <table:table-cell office:value-type="float" office:value="0.017822265625">
            <text:p>0,01782</text:p>
          </table:table-cell>
          <table:table-cell office:value-type="float" office:value="0.04010009765625">
            <text:p>0,04010</text:p>
          </table:table-cell>
          <table:table-cell office:value-type="float" office:value="0.05267333984375">
            <text:p>0,05267</text:p>
          </table:table-cell>
          <table:table-cell office:value-type="float" office:value="0.048431396484375">
            <text:p>0,04843</text:p>
          </table:table-cell>
          <table:table-cell office:value-type="float" office:value="0.02581787109375">
            <text:p>0,02582</text:p>
          </table:table-cell>
          <table:table-cell office:value-type="float" office:value="-0.009735107421875">
            <text:p>-0,00974</text:p>
          </table:table-cell>
          <table:table-cell office:value-type="float" office:value="-0.04693603515625">
            <text:p>-0,04694</text:p>
          </table:table-cell>
          <table:table-cell office:value-type="float" office:value="-0.07232666015625">
            <text:p>-0,07233</text:p>
          </table:table-cell>
          <table:table-cell office:value-type="float" office:value="-0.075531005859375">
            <text:p>-0,07553</text:p>
          </table:table-cell>
          <table:table-cell office:value-type="float" office:value="-0.053375244140625">
            <text:p>-0,05338</text:p>
          </table:table-cell>
          <table:table-cell office:value-type="float" office:value="-0.011871337890625">
            <text:p>-0,01187</text:p>
          </table:table-cell>
          <table:table-cell office:value-type="float" office:value="0.03558349609375">
            <text:p>0,03558</text:p>
          </table:table-cell>
          <table:table-cell office:value-type="float" office:value="0.0728759765625">
            <text:p>0,07288</text:p>
          </table:table-cell>
          <table:table-cell office:value-type="float" office:value="0.086944580078125">
            <text:p>0,08694</text:p>
          </table:table-cell>
          <table:table-cell office:value-type="float" office:value="0.0728759765625">
            <text:p>0,07288</text:p>
          </table:table-cell>
          <table:table-cell office:value-type="float" office:value="0.03558349609375">
            <text:p>0,03558</text:p>
          </table:table-cell>
          <table:table-cell office:value-type="float" office:value="-0.011871337890625">
            <text:p>-0,01187</text:p>
          </table:table-cell>
          <table:table-cell office:value-type="float" office:value="-0.053375244140625">
            <text:p>-0,05338</text:p>
          </table:table-cell>
          <table:table-cell office:value-type="float" office:value="-0.075531005859375">
            <text:p>-0,07553</text:p>
          </table:table-cell>
          <table:table-cell office:value-type="float" office:value="-0.07232666015625">
            <text:p>-0,07233</text:p>
          </table:table-cell>
          <table:table-cell office:value-type="float" office:value="-0.04693603515625">
            <text:p>-0,04694</text:p>
          </table:table-cell>
          <table:table-cell office:value-type="float" office:value="-0.009735107421875">
            <text:p>-0,00974</text:p>
          </table:table-cell>
          <table:table-cell office:value-type="float" office:value="0.02581787109375">
            <text:p>0,02582</text:p>
          </table:table-cell>
          <table:table-cell office:value-type="float" office:value="0.048431396484375">
            <text:p>0,04843</text:p>
          </table:table-cell>
          <table:table-cell office:value-type="float" office:value="0.05267333984375">
            <text:p>0,05267</text:p>
          </table:table-cell>
          <table:table-cell office:value-type="float" office:value="0.04010009765625">
            <text:p>0,04010</text:p>
          </table:table-cell>
          <table:table-cell office:value-type="float" office:value="0.017822265625">
            <text:p>0,01782</text:p>
          </table:table-cell>
          <table:table-cell office:value-type="float" office:value="-0.005096435546875">
            <text:p>-0,00510</text:p>
          </table:table-cell>
          <table:table-cell office:value-type="float" office:value="-0.02099609375">
            <text:p>-0,02100</text:p>
          </table:table-cell>
          <table:table-cell office:value-type="float" office:value="-0.025787353515625">
            <text:p>-0,02579</text:p>
          </table:table-cell>
          <table:table-cell office:value-type="float" office:value="-0.040283203125">
            <text:p>-0,04028</text:p>
          </table:table-cell>
          <table:table-cell office:value-type="float" office:value="-0.00128173828125">
            <text:p>-0,00128</text:p>
          </table:table-cell>
          <table:table-cell table:number-columns-repeated="218"/>
        </table:table-row>
        <table:table-row table:style-name="ro1">
          <table:table-cell/>
          <table:table-cell office:value-type="float" office:value="0.02435302734375">
            <text:p>0,02435</text:p>
          </table:table-cell>
          <table:table-cell office:value-type="float" office:value="0.015350341796875">
            <text:p>0,01535</text:p>
          </table:table-cell>
          <table:table-cell office:value-type="float" office:value="0.02142333984375">
            <text:p>0,02142</text:p>
          </table:table-cell>
          <table:table-cell office:value-type="float" office:value="-0.01556396484375">
            <text:p>-0,01556</text:p>
          </table:table-cell>
          <table:table-cell office:value-type="float" office:value="-0.041656494140625">
            <text:p>-0,04166</text:p>
          </table:table-cell>
          <table:table-cell office:value-type="float" office:value="-0.039306640625">
            <text:p>-0,03931</text:p>
          </table:table-cell>
          <table:table-cell office:value-type="float" office:value="-0.030426025390625">
            <text:p>-0,03043</text:p>
          </table:table-cell>
          <table:table-cell office:value-type="float" office:value="-0.006988525390625">
            <text:p>-0,00699</text:p>
          </table:table-cell>
          <table:table-cell office:value-type="float" office:value="0.03515625">
            <text:p>0,03516</text:p>
          </table:table-cell>
          <table:table-cell office:value-type="float" office:value="0.063018798828125">
            <text:p>0,06302</text:p>
          </table:table-cell>
          <table:table-cell office:value-type="float" office:value="0.053436279296875">
            <text:p>0,05344</text:p>
          </table:table-cell>
          <table:table-cell office:value-type="float" office:value="0.01629638671875">
            <text:p>0,01630</text:p>
          </table:table-cell>
          <table:table-cell office:value-type="float" office:value="-0.031768798828125">
            <text:p>-0,03177</text:p>
          </table:table-cell>
          <table:table-cell office:value-type="float" office:value="-0.0723876953125">
            <text:p>-0,07239</text:p>
          </table:table-cell>
          <table:table-cell office:value-type="float" office:value="-0.0810546875">
            <text:p>-0,08105</text:p>
          </table:table-cell>
          <table:table-cell office:value-type="float" office:value="-0.047271728515625">
            <text:p>-0,04727</text:p>
          </table:table-cell>
          <table:table-cell office:value-type="float" office:value="0.011383056640625">
            <text:p>0,01138</text:p>
          </table:table-cell>
          <table:table-cell office:value-type="float" office:value="0.063629150390625">
            <text:p>0,06363</text:p>
          </table:table-cell>
          <table:table-cell office:value-type="float" office:value="0.08416748046875">
            <text:p>0,08417</text:p>
          </table:table-cell>
          <table:table-cell office:value-type="float" office:value="0.063629150390625">
            <text:p>0,06363</text:p>
          </table:table-cell>
          <table:table-cell office:value-type="float" office:value="0.011383056640625">
            <text:p>0,01138</text:p>
          </table:table-cell>
          <table:table-cell office:value-type="float" office:value="-0.047271728515625">
            <text:p>-0,04727</text:p>
          </table:table-cell>
          <table:table-cell office:value-type="float" office:value="-0.0810546875">
            <text:p>-0,08105</text:p>
          </table:table-cell>
          <table:table-cell office:value-type="float" office:value="-0.0723876953125">
            <text:p>-0,07239</text:p>
          </table:table-cell>
          <table:table-cell office:value-type="float" office:value="-0.031768798828125">
            <text:p>-0,03177</text:p>
          </table:table-cell>
          <table:table-cell office:value-type="float" office:value="0.01629638671875">
            <text:p>0,01630</text:p>
          </table:table-cell>
          <table:table-cell office:value-type="float" office:value="0.053436279296875">
            <text:p>0,05344</text:p>
          </table:table-cell>
          <table:table-cell office:value-type="float" office:value="0.063018798828125">
            <text:p>0,06302</text:p>
          </table:table-cell>
          <table:table-cell office:value-type="float" office:value="0.03515625">
            <text:p>0,03516</text:p>
          </table:table-cell>
          <table:table-cell office:value-type="float" office:value="-0.006988525390625">
            <text:p>-0,00699</text:p>
          </table:table-cell>
          <table:table-cell office:value-type="float" office:value="-0.030426025390625">
            <text:p>-0,03043</text:p>
          </table:table-cell>
          <table:table-cell office:value-type="float" office:value="-0.039306640625">
            <text:p>-0,03931</text:p>
          </table:table-cell>
          <table:table-cell office:value-type="float" office:value="-0.041656494140625">
            <text:p>-0,04166</text:p>
          </table:table-cell>
          <table:table-cell office:value-type="float" office:value="-0.01556396484375">
            <text:p>-0,01556</text:p>
          </table:table-cell>
          <table:table-cell office:value-type="float" office:value="0.02142333984375">
            <text:p>0,02142</text:p>
          </table:table-cell>
          <table:table-cell office:value-type="float" office:value="0.015350341796875">
            <text:p>0,01535</text:p>
          </table:table-cell>
          <table:table-cell office:value-type="float" office:value="0.02435302734375">
            <text:p>0,02435</text:p>
          </table:table-cell>
          <table:table-cell table:number-columns-repeated="218"/>
        </table:table-row>
        <table:table-row table:style-name="ro1">
          <table:table-cell/>
          <table:table-cell office:value-type="float" office:value="-0.03125">
            <text:p>-0,03125</text:p>
          </table:table-cell>
          <table:table-cell office:value-type="float" office:value="-0.00189208984375">
            <text:p>-0,00189</text:p>
          </table:table-cell>
          <table:table-cell office:value-type="float" office:value="0.0177001953125">
            <text:p>0,01770</text:p>
          </table:table-cell>
          <table:table-cell office:value-type="float" office:value="0.035797119140625">
            <text:p>0,03580</text:p>
          </table:table-cell>
          <table:table-cell office:value-type="float" office:value="0.034881591796875">
            <text:p>0,03488</text:p>
          </table:table-cell>
          <table:table-cell office:value-type="float" office:value="0.0087890625">
            <text:p>0,00879</text:p>
          </table:table-cell>
          <table:table-cell office:value-type="float" office:value="-0.02862548828125">
            <text:p>-0,02863</text:p>
          </table:table-cell>
          <table:table-cell office:value-type="float" office:value="-0.050384521484375">
            <text:p>-0,05038</text:p>
          </table:table-cell>
          <table:table-cell office:value-type="float" office:value="-0.035980224609375">
            <text:p>-0,03598</text:p>
          </table:table-cell>
          <table:table-cell office:value-type="float" office:value="0.010040283203125">
            <text:p>0,01004</text:p>
          </table:table-cell>
          <table:table-cell office:value-type="float" office:value="0.05712890625">
            <text:p>0,05713</text:p>
          </table:table-cell>
          <table:table-cell office:value-type="float" office:value="0.069061279296875">
            <text:p>0,06906</text:p>
          </table:table-cell>
          <table:table-cell office:value-type="float" office:value="0.032012939453125">
            <text:p>0,03201</text:p>
          </table:table-cell>
          <table:table-cell office:value-type="float" office:value="-0.0318603515625">
            <text:p>-0,03186</text:p>
          </table:table-cell>
          <table:table-cell office:value-type="float" office:value="-0.07757568359375">
            <text:p>-0,07758</text:p>
          </table:table-cell>
          <table:table-cell office:value-type="float" office:value="-0.070098876953125">
            <text:p>-0,07010</text:p>
          </table:table-cell>
          <table:table-cell office:value-type="float" office:value="-0.01190185546875">
            <text:p>-0,01190</text:p>
          </table:table-cell>
          <table:table-cell office:value-type="float" office:value="0.056884765625">
            <text:p>0,05688</text:p>
          </table:table-cell>
          <table:table-cell office:value-type="float" office:value="0.08709716796875">
            <text:p>0,08710</text:p>
          </table:table-cell>
          <table:table-cell office:value-type="float" office:value="0.056884765625">
            <text:p>0,05688</text:p>
          </table:table-cell>
          <table:table-cell office:value-type="float" office:value="-0.01190185546875">
            <text:p>-0,01190</text:p>
          </table:table-cell>
          <table:table-cell office:value-type="float" office:value="-0.070098876953125">
            <text:p>-0,07010</text:p>
          </table:table-cell>
          <table:table-cell office:value-type="float" office:value="-0.07757568359375">
            <text:p>-0,07758</text:p>
          </table:table-cell>
          <table:table-cell office:value-type="float" office:value="-0.0318603515625">
            <text:p>-0,03186</text:p>
          </table:table-cell>
          <table:table-cell office:value-type="float" office:value="0.032012939453125">
            <text:p>0,03201</text:p>
          </table:table-cell>
          <table:table-cell office:value-type="float" office:value="0.069061279296875">
            <text:p>0,06906</text:p>
          </table:table-cell>
          <table:table-cell office:value-type="float" office:value="0.05712890625">
            <text:p>0,05713</text:p>
          </table:table-cell>
          <table:table-cell office:value-type="float" office:value="0.010040283203125">
            <text:p>0,01004</text:p>
          </table:table-cell>
          <table:table-cell office:value-type="float" office:value="-0.035980224609375">
            <text:p>-0,03598</text:p>
          </table:table-cell>
          <table:table-cell office:value-type="float" office:value="-0.050384521484375">
            <text:p>-0,05038</text:p>
          </table:table-cell>
          <table:table-cell office:value-type="float" office:value="-0.02862548828125">
            <text:p>-0,02863</text:p>
          </table:table-cell>
          <table:table-cell office:value-type="float" office:value="0.0087890625">
            <text:p>0,00879</text:p>
          </table:table-cell>
          <table:table-cell office:value-type="float" office:value="0.034881591796875">
            <text:p>0,03488</text:p>
          </table:table-cell>
          <table:table-cell office:value-type="float" office:value="0.035797119140625">
            <text:p>0,03580</text:p>
          </table:table-cell>
          <table:table-cell office:value-type="float" office:value="0.0177001953125">
            <text:p>0,01770</text:p>
          </table:table-cell>
          <table:table-cell office:value-type="float" office:value="-0.00189208984375">
            <text:p>-0,00189</text:p>
          </table:table-cell>
          <table:table-cell office:value-type="float" office:value="-0.03125">
            <text:p>-0,03125</text:p>
          </table:table-cell>
          <table:table-cell table:number-columns-repeated="218"/>
        </table:table-row>
        <table:table-row table:style-name="ro1">
          <table:table-cell/>
          <table:table-cell office:value-type="float" office:value="0.022796630859375">
            <text:p>0,02280</text:p>
          </table:table-cell>
          <table:table-cell office:value-type="float" office:value="-0.01898193359375">
            <text:p>-0,01898</text:p>
          </table:table-cell>
          <table:table-cell office:value-type="float" office:value="-0.033233642578125">
            <text:p>-0,03323</text:p>
          </table:table-cell>
          <table:table-cell office:value-type="float" office:value="-0.028533935546875">
            <text:p>-0,02853</text:p>
          </table:table-cell>
          <table:table-cell office:value-type="float" office:value="0.002532958984375">
            <text:p>0,00253</text:p>
          </table:table-cell>
          <table:table-cell office:value-type="float" office:value="0.036895751953125">
            <text:p>0,03690</text:p>
          </table:table-cell>
          <table:table-cell office:value-type="float" office:value="0.0394287109375">
            <text:p>0,03943</text:p>
          </table:table-cell>
          <table:table-cell office:value-type="float" office:value="0.000152587890625">
            <text:p>0,00015</text:p>
          </table:table-cell>
          <table:table-cell office:value-type="float" office:value="-0.04833984375">
            <text:p>-0,04834</text:p>
          </table:table-cell>
          <table:table-cell office:value-type="float" office:value="-0.05712890625">
            <text:p>-0,05713</text:p>
          </table:table-cell>
          <table:table-cell office:value-type="float" office:value="-0.01007080078125">
            <text:p>-0,01007</text:p>
          </table:table-cell>
          <table:table-cell office:value-type="float" office:value="0.05364990234375">
            <text:p>0,05365</text:p>
          </table:table-cell>
          <table:table-cell office:value-type="float" office:value="0.072357177734375">
            <text:p>0,07236</text:p>
          </table:table-cell>
          <table:table-cell office:value-type="float" office:value="0.022491455078125">
            <text:p>0,02249</text:p>
          </table:table-cell>
          <table:table-cell office:value-type="float" office:value="-0.05328369140625">
            <text:p>-0,05328</text:p>
          </table:table-cell>
          <table:table-cell office:value-type="float" office:value="-0.0831298828125">
            <text:p>-0,08313</text:p>
          </table:table-cell>
          <table:table-cell office:value-type="float" office:value="-0.03570556640625">
            <text:p>-0,03571</text:p>
          </table:table-cell>
          <table:table-cell office:value-type="float" office:value="0.046783447265625">
            <text:p>0,04678</text:p>
          </table:table-cell>
          <table:table-cell office:value-type="float" office:value="0.087005615234375">
            <text:p>0,08701</text:p>
          </table:table-cell>
          <table:table-cell office:value-type="float" office:value="0.046783447265625">
            <text:p>0,04678</text:p>
          </table:table-cell>
          <table:table-cell office:value-type="float" office:value="-0.03570556640625">
            <text:p>-0,03571</text:p>
          </table:table-cell>
          <table:table-cell office:value-type="float" office:value="-0.0831298828125">
            <text:p>-0,08313</text:p>
          </table:table-cell>
          <table:table-cell office:value-type="float" office:value="-0.05328369140625">
            <text:p>-0,05328</text:p>
          </table:table-cell>
          <table:table-cell office:value-type="float" office:value="0.022491455078125">
            <text:p>0,02249</text:p>
          </table:table-cell>
          <table:table-cell office:value-type="float" office:value="0.072357177734375">
            <text:p>0,07236</text:p>
          </table:table-cell>
          <table:table-cell office:value-type="float" office:value="0.05364990234375">
            <text:p>0,05365</text:p>
          </table:table-cell>
          <table:table-cell office:value-type="float" office:value="-0.01007080078125">
            <text:p>-0,01007</text:p>
          </table:table-cell>
          <table:table-cell office:value-type="float" office:value="-0.05712890625">
            <text:p>-0,05713</text:p>
          </table:table-cell>
          <table:table-cell office:value-type="float" office:value="-0.04833984375">
            <text:p>-0,04834</text:p>
          </table:table-cell>
          <table:table-cell office:value-type="float" office:value="0.000152587890625">
            <text:p>0,00015</text:p>
          </table:table-cell>
          <table:table-cell office:value-type="float" office:value="0.0394287109375">
            <text:p>0,03943</text:p>
          </table:table-cell>
          <table:table-cell office:value-type="float" office:value="0.036895751953125">
            <text:p>0,03690</text:p>
          </table:table-cell>
          <table:table-cell office:value-type="float" office:value="0.002532958984375">
            <text:p>0,00253</text:p>
          </table:table-cell>
          <table:table-cell office:value-type="float" office:value="-0.028533935546875">
            <text:p>-0,02853</text:p>
          </table:table-cell>
          <table:table-cell office:value-type="float" office:value="-0.033233642578125">
            <text:p>-0,03323</text:p>
          </table:table-cell>
          <table:table-cell office:value-type="float" office:value="-0.01898193359375">
            <text:p>-0,01898</text:p>
          </table:table-cell>
          <table:table-cell office:value-type="float" office:value="0.022796630859375">
            <text:p>0,02280</text:p>
          </table:table-cell>
          <table:table-cell table:number-columns-repeated="218"/>
        </table:table-row>
        <table:table-row table:style-name="ro1">
          <table:table-cell/>
          <table:table-cell office:value-type="float" office:value="-0.010284423828125">
            <text:p>-0,01028</text:p>
          </table:table-cell>
          <table:table-cell office:value-type="float" office:value="0.036041259765625">
            <text:p>0,03604</text:p>
          </table:table-cell>
          <table:table-cell office:value-type="float" office:value="0.027008056640625">
            <text:p>0,02701</text:p>
          </table:table-cell>
          <table:table-cell office:value-type="float" office:value="-0.00323486328125">
            <text:p>-0,00323</text:p>
          </table:table-cell>
          <table:table-cell office:value-type="float" office:value="-0.034820556640625">
            <text:p>-0,03482</text:p>
          </table:table-cell>
          <table:table-cell office:value-type="float" office:value="-0.027435302734375">
            <text:p>-0,02744</text:p>
          </table:table-cell>
          <table:table-cell office:value-type="float" office:value="0.019287109375">
            <text:p>0,01929</text:p>
          </table:table-cell>
          <table:table-cell office:value-type="float" office:value="0.052032470703125">
            <text:p>0,05203</text:p>
          </table:table-cell>
          <table:table-cell office:value-type="float" office:value="0.023895263671875">
            <text:p>0,02390</text:p>
          </table:table-cell>
          <table:table-cell office:value-type="float" office:value="-0.0404052734375">
            <text:p>-0,04041</text:p>
          </table:table-cell>
          <table:table-cell office:value-type="float" office:value="-0.06396484375">
            <text:p>-0,06396</text:p>
          </table:table-cell>
          <table:table-cell office:value-type="float" office:value="-0.010284423828125">
            <text:p>-0,01028</text:p>
          </table:table-cell>
          <table:table-cell office:value-type="float" office:value="0.062835693359375">
            <text:p>0,06284</text:p>
          </table:table-cell>
          <table:table-cell office:value-type="float" office:value="0.065887451171875">
            <text:p>0,06589</text:p>
          </table:table-cell>
          <table:table-cell office:value-type="float" office:value="-0.011444091796875">
            <text:p>-0,01144</text:p>
          </table:table-cell>
          <table:table-cell office:value-type="float" office:value="-0.080047607421875">
            <text:p>-0,08005</text:p>
          </table:table-cell>
          <table:table-cell office:value-type="float" office:value="-0.0557861328125">
            <text:p>-0,05579</text:p>
          </table:table-cell>
          <table:table-cell office:value-type="float" office:value="0.035736083984375">
            <text:p>0,03574</text:p>
          </table:table-cell>
          <table:table-cell office:value-type="float" office:value="0.08648681640625">
            <text:p>0,08649</text:p>
          </table:table-cell>
          <table:table-cell office:value-type="float" office:value="0.035736083984375">
            <text:p>0,03574</text:p>
          </table:table-cell>
          <table:table-cell office:value-type="float" office:value="-0.0557861328125">
            <text:p>-0,05579</text:p>
          </table:table-cell>
          <table:table-cell office:value-type="float" office:value="-0.080047607421875">
            <text:p>-0,08005</text:p>
          </table:table-cell>
          <table:table-cell office:value-type="float" office:value="-0.011444091796875">
            <text:p>-0,01144</text:p>
          </table:table-cell>
          <table:table-cell office:value-type="float" office:value="0.065887451171875">
            <text:p>0,06589</text:p>
          </table:table-cell>
          <table:table-cell office:value-type="float" office:value="0.062835693359375">
            <text:p>0,06284</text:p>
          </table:table-cell>
          <table:table-cell office:value-type="float" office:value="-0.010284423828125">
            <text:p>-0,01028</text:p>
          </table:table-cell>
          <table:table-cell office:value-type="float" office:value="-0.06396484375">
            <text:p>-0,06396</text:p>
          </table:table-cell>
          <table:table-cell office:value-type="float" office:value="-0.0404052734375">
            <text:p>-0,04041</text:p>
          </table:table-cell>
          <table:table-cell office:value-type="float" office:value="0.023895263671875">
            <text:p>0,02390</text:p>
          </table:table-cell>
          <table:table-cell office:value-type="float" office:value="0.052032470703125">
            <text:p>0,05203</text:p>
          </table:table-cell>
          <table:table-cell office:value-type="float" office:value="0.019287109375">
            <text:p>0,01929</text:p>
          </table:table-cell>
          <table:table-cell office:value-type="float" office:value="-0.027435302734375">
            <text:p>-0,02744</text:p>
          </table:table-cell>
          <table:table-cell office:value-type="float" office:value="-0.034820556640625">
            <text:p>-0,03482</text:p>
          </table:table-cell>
          <table:table-cell office:value-type="float" office:value="-0.00323486328125">
            <text:p>-0,00323</text:p>
          </table:table-cell>
          <table:table-cell office:value-type="float" office:value="0.027008056640625">
            <text:p>0,02701</text:p>
          </table:table-cell>
          <table:table-cell office:value-type="float" office:value="0.036041259765625">
            <text:p>0,03604</text:p>
          </table:table-cell>
          <table:table-cell office:value-type="float" office:value="-0.010284423828125">
            <text:p>-0,01028</text:p>
          </table:table-cell>
          <table:table-cell table:number-columns-repeated="218"/>
        </table:table-row>
        <table:table-row table:style-name="ro1">
          <table:table-cell/>
          <table:table-cell office:value-type="float" office:value="-0.004486083984375">
            <text:p>-0,00449</text:p>
          </table:table-cell>
          <table:table-cell office:value-type="float" office:value="-0.041229248046875">
            <text:p>-0,04123</text:p>
          </table:table-cell>
          <table:table-cell office:value-type="float" office:value="-0.001678466796875">
            <text:p>-0,00168</text:p>
          </table:table-cell>
          <table:table-cell office:value-type="float" office:value="0.028839111328125">
            <text:p>0,02884</text:p>
          </table:table-cell>
          <table:table-cell office:value-type="float" office:value="0.024078369140625">
            <text:p>0,02408</text:p>
          </table:table-cell>
          <table:table-cell office:value-type="float" office:value="-0.02276611328125">
            <text:p>-0,02277</text:p>
          </table:table-cell>
          <table:table-cell office:value-type="float" office:value="-0.045135498046875">
            <text:p>-0,04514</text:p>
          </table:table-cell>
          <table:table-cell office:value-type="float" office:value="0.000091552734375">
            <text:p>0,00009</text:p>
          </table:table-cell>
          <table:table-cell office:value-type="float" office:value="0.054962158203125">
            <text:p>0,05496</text:p>
          </table:table-cell>
          <table:table-cell office:value-type="float" office:value="0.03350830078125">
            <text:p>0,03351</text:p>
          </table:table-cell>
          <table:table-cell office:value-type="float" office:value="-0.04376220703125">
            <text:p>-0,04376</text:p>
          </table:table-cell>
          <table:table-cell office:value-type="float" office:value="-0.0645751953125">
            <text:p>-0,06458</text:p>
          </table:table-cell>
          <table:table-cell office:value-type="float" office:value="0.0107421875">
            <text:p>0,01074</text:p>
          </table:table-cell>
          <table:table-cell office:value-type="float" office:value="0.077545166015625">
            <text:p>0,07755</text:p>
          </table:table-cell>
          <table:table-cell office:value-type="float" office:value="0.03369140625">
            <text:p>0,03369</text:p>
          </table:table-cell>
          <table:table-cell office:value-type="float" office:value="-0.0631103515625">
            <text:p>-0,06311</text:p>
          </table:table-cell>
          <table:table-cell office:value-type="float" office:value="-0.0716552734375">
            <text:p>-0,07166</text:p>
          </table:table-cell>
          <table:table-cell office:value-type="float" office:value="0.0242919921875">
            <text:p>0,02429</text:p>
          </table:table-cell>
          <table:table-cell office:value-type="float" office:value="0.0865478515625">
            <text:p>0,08655</text:p>
          </table:table-cell>
          <table:table-cell office:value-type="float" office:value="0.0242919921875">
            <text:p>0,02429</text:p>
          </table:table-cell>
          <table:table-cell office:value-type="float" office:value="-0.0716552734375">
            <text:p>-0,07166</text:p>
          </table:table-cell>
          <table:table-cell office:value-type="float" office:value="-0.0631103515625">
            <text:p>-0,06311</text:p>
          </table:table-cell>
          <table:table-cell office:value-type="float" office:value="0.03369140625">
            <text:p>0,03369</text:p>
          </table:table-cell>
          <table:table-cell office:value-type="float" office:value="0.077545166015625">
            <text:p>0,07755</text:p>
          </table:table-cell>
          <table:table-cell office:value-type="float" office:value="0.0107421875">
            <text:p>0,01074</text:p>
          </table:table-cell>
          <table:table-cell office:value-type="float" office:value="-0.0645751953125">
            <text:p>-0,06458</text:p>
          </table:table-cell>
          <table:table-cell office:value-type="float" office:value="-0.04376220703125">
            <text:p>-0,04376</text:p>
          </table:table-cell>
          <table:table-cell office:value-type="float" office:value="0.03350830078125">
            <text:p>0,03351</text:p>
          </table:table-cell>
          <table:table-cell office:value-type="float" office:value="0.054962158203125">
            <text:p>0,05496</text:p>
          </table:table-cell>
          <table:table-cell office:value-type="float" office:value="0.000091552734375">
            <text:p>0,00009</text:p>
          </table:table-cell>
          <table:table-cell office:value-type="float" office:value="-0.045135498046875">
            <text:p>-0,04514</text:p>
          </table:table-cell>
          <table:table-cell office:value-type="float" office:value="-0.02276611328125">
            <text:p>-0,02277</text:p>
          </table:table-cell>
          <table:table-cell office:value-type="float" office:value="0.024078369140625">
            <text:p>0,02408</text:p>
          </table:table-cell>
          <table:table-cell office:value-type="float" office:value="0.028839111328125">
            <text:p>0,02884</text:p>
          </table:table-cell>
          <table:table-cell office:value-type="float" office:value="-0.001678466796875">
            <text:p>-0,00168</text:p>
          </table:table-cell>
          <table:table-cell office:value-type="float" office:value="-0.041229248046875">
            <text:p>-0,04123</text:p>
          </table:table-cell>
          <table:table-cell office:value-type="float" office:value="-0.004486083984375">
            <text:p>-0,00449</text:p>
          </table:table-cell>
          <table:table-cell table:number-columns-repeated="218"/>
        </table:table-row>
        <table:table-row table:style-name="ro1">
          <table:table-cell/>
          <table:table-cell office:value-type="float" office:value="0.018646240234375">
            <text:p>0,01865</text:p>
          </table:table-cell>
          <table:table-cell office:value-type="float" office:value="0.031036376953125">
            <text:p>0,03104</text:p>
          </table:table-cell>
          <table:table-cell office:value-type="float" office:value="-0.025299072265625">
            <text:p>-0,02530</text:p>
          </table:table-cell>
          <table:table-cell office:value-type="float" office:value="-0.0225830078125">
            <text:p>-0,02258</text:p>
          </table:table-cell>
          <table:table-cell office:value-type="float" office:value="0.014007568359375">
            <text:p>0,01401</text:p>
          </table:table-cell>
          <table:table-cell office:value-type="float" office:value="0.041168212890625">
            <text:p>0,04117</text:p>
          </table:table-cell>
          <table:table-cell office:value-type="float" office:value="-0.00787353515625">
            <text:p>-0,00787</text:p>
          </table:table-cell>
          <table:table-cell office:value-type="float" office:value="-0.0528564453125">
            <text:p>-0,05286</text:p>
          </table:table-cell>
          <table:table-cell office:value-type="float" office:value="-0.00823974609375">
            <text:p>-0,00824</text:p>
          </table:table-cell>
          <table:table-cell office:value-type="float" office:value="0.060455322265625">
            <text:p>0,06046</text:p>
          </table:table-cell>
          <table:table-cell office:value-type="float" office:value="0.028289794921875">
            <text:p>0,02829</text:p>
          </table:table-cell>
          <table:table-cell office:value-type="float" office:value="-0.05987548828125">
            <text:p>-0,05988</text:p>
          </table:table-cell>
          <table:table-cell office:value-type="float" office:value="-0.04949951171875">
            <text:p>-0,04950</text:p>
          </table:table-cell>
          <table:table-cell office:value-type="float" office:value="0.051116943359375">
            <text:p>0,05112</text:p>
          </table:table-cell>
          <table:table-cell office:value-type="float" office:value="0.068389892578125">
            <text:p>0,06839</text:p>
          </table:table-cell>
          <table:table-cell office:value-type="float" office:value="-0.03466796875">
            <text:p>-0,03467</text:p>
          </table:table-cell>
          <table:table-cell office:value-type="float" office:value="-0.081756591796875">
            <text:p>-0,08176</text:p>
          </table:table-cell>
          <table:table-cell office:value-type="float" office:value="0.0123291015625">
            <text:p>0,01233</text:p>
          </table:table-cell>
          <table:table-cell office:value-type="float" office:value="0.086639404296875">
            <text:p>0,08664</text:p>
          </table:table-cell>
          <table:table-cell office:value-type="float" office:value="0.0123291015625">
            <text:p>0,01233</text:p>
          </table:table-cell>
          <table:table-cell office:value-type="float" office:value="-0.081756591796875">
            <text:p>-0,08176</text:p>
          </table:table-cell>
          <table:table-cell office:value-type="float" office:value="-0.03466796875">
            <text:p>-0,03467</text:p>
          </table:table-cell>
          <table:table-cell office:value-type="float" office:value="0.068389892578125">
            <text:p>0,06839</text:p>
          </table:table-cell>
          <table:table-cell office:value-type="float" office:value="0.051116943359375">
            <text:p>0,05112</text:p>
          </table:table-cell>
          <table:table-cell office:value-type="float" office:value="-0.04949951171875">
            <text:p>-0,04950</text:p>
          </table:table-cell>
          <table:table-cell office:value-type="float" office:value="-0.05987548828125">
            <text:p>-0,05988</text:p>
          </table:table-cell>
          <table:table-cell office:value-type="float" office:value="0.028289794921875">
            <text:p>0,02829</text:p>
          </table:table-cell>
          <table:table-cell office:value-type="float" office:value="0.060455322265625">
            <text:p>0,06046</text:p>
          </table:table-cell>
          <table:table-cell office:value-type="float" office:value="-0.00823974609375">
            <text:p>-0,00824</text:p>
          </table:table-cell>
          <table:table-cell office:value-type="float" office:value="-0.0528564453125">
            <text:p>-0,05286</text:p>
          </table:table-cell>
          <table:table-cell office:value-type="float" office:value="-0.00787353515625">
            <text:p>-0,00787</text:p>
          </table:table-cell>
          <table:table-cell office:value-type="float" office:value="0.041168212890625">
            <text:p>0,04117</text:p>
          </table:table-cell>
          <table:table-cell office:value-type="float" office:value="0.014007568359375">
            <text:p>0,01401</text:p>
          </table:table-cell>
          <table:table-cell office:value-type="float" office:value="-0.0225830078125">
            <text:p>-0,02258</text:p>
          </table:table-cell>
          <table:table-cell office:value-type="float" office:value="-0.025299072265625">
            <text:p>-0,02530</text:p>
          </table:table-cell>
          <table:table-cell office:value-type="float" office:value="0.031036376953125">
            <text:p>0,03104</text:p>
          </table:table-cell>
          <table:table-cell office:value-type="float" office:value="0.018646240234375">
            <text:p>0,01865</text:p>
          </table:table-cell>
          <table:table-cell table:number-columns-repeated="218"/>
        </table:table-row>
        <table:table-row table:style-name="ro1">
          <table:table-cell/>
          <table:table-cell office:value-type="float" office:value="-0.019989013671875">
            <text:p>-0,01999</text:p>
          </table:table-cell>
          <table:table-cell office:value-type="float" office:value="-0.00006103515625">
            <text:p>-0,00006</text:p>
          </table:table-cell>
          <table:table-cell office:value-type="float" office:value="0.044647216796875">
            <text:p>0,04465</text:p>
          </table:table-cell>
          <table:table-cell office:value-type="float" office:value="-0.000274658203125">
            <text:p>-0,00027</text:p>
          </table:table-cell>
          <table:table-cell office:value-type="float" office:value="-0.028228759765625">
            <text:p>-0,02823</text:p>
          </table:table-cell>
          <table:table-cell office:value-type="float" office:value="-0.000457763671875">
            <text:p>-0,00046</text:p>
          </table:table-cell>
          <table:table-cell office:value-type="float" office:value="0.05242919921875">
            <text:p>0,05243</text:p>
          </table:table-cell>
          <table:table-cell office:value-type="float" office:value="-0.0006103515625">
            <text:p>-0,00061</text:p>
          </table:table-cell>
          <table:table-cell office:value-type="float" office:value="-0.05462646484375">
            <text:p>-0,05463</text:p>
          </table:table-cell>
          <table:table-cell office:value-type="float" office:value="-0.000732421875">
            <text:p>-0,00073</text:p>
          </table:table-cell>
          <table:table-cell office:value-type="float" office:value="0.069000244140625">
            <text:p>0,06900</text:p>
          </table:table-cell>
          <table:table-cell office:value-type="float" office:value="-0.00079345703125">
            <text:p>-0,00079</text:p>
          </table:table-cell>
          <table:table-cell office:value-type="float" office:value="-0.07373046875">
            <text:p>-0,07373</text:p>
          </table:table-cell>
          <table:table-cell office:value-type="float" office:value="-0.0008544921875">
            <text:p>-0,00085</text:p>
          </table:table-cell>
          <table:table-cell office:value-type="float" office:value="0.0826416015625">
            <text:p>0,08264</text:p>
          </table:table-cell>
          <table:table-cell office:value-type="float" office:value="-0.000885009765625">
            <text:p>-0,00089</text:p>
          </table:table-cell>
          <table:table-cell office:value-type="float" office:value="-0.08428955078125">
            <text:p>-0,08429</text:p>
          </table:table-cell>
          <table:table-cell office:value-type="float" office:value="-0.000885009765625">
            <text:p>-0,00089</text:p>
          </table:table-cell>
          <table:table-cell office:value-type="float" office:value="0.0877685546875">
            <text:p>0,08777</text:p>
          </table:table-cell>
          <table:table-cell office:value-type="float" office:value="-0.000885009765625">
            <text:p>-0,00089</text:p>
          </table:table-cell>
          <table:table-cell office:value-type="float" office:value="-0.08428955078125">
            <text:p>-0,08429</text:p>
          </table:table-cell>
          <table:table-cell office:value-type="float" office:value="-0.000885009765625">
            <text:p>-0,00089</text:p>
          </table:table-cell>
          <table:table-cell office:value-type="float" office:value="0.0826416015625">
            <text:p>0,08264</text:p>
          </table:table-cell>
          <table:table-cell office:value-type="float" office:value="-0.0008544921875">
            <text:p>-0,00085</text:p>
          </table:table-cell>
          <table:table-cell office:value-type="float" office:value="-0.07373046875">
            <text:p>-0,07373</text:p>
          </table:table-cell>
          <table:table-cell office:value-type="float" office:value="-0.00079345703125">
            <text:p>-0,00079</text:p>
          </table:table-cell>
          <table:table-cell office:value-type="float" office:value="0.069000244140625">
            <text:p>0,06900</text:p>
          </table:table-cell>
          <table:table-cell office:value-type="float" office:value="-0.000732421875">
            <text:p>-0,00073</text:p>
          </table:table-cell>
          <table:table-cell office:value-type="float" office:value="-0.05462646484375">
            <text:p>-0,05463</text:p>
          </table:table-cell>
          <table:table-cell office:value-type="float" office:value="-0.0006103515625">
            <text:p>-0,00061</text:p>
          </table:table-cell>
          <table:table-cell office:value-type="float" office:value="0.05242919921875">
            <text:p>0,05243</text:p>
          </table:table-cell>
          <table:table-cell office:value-type="float" office:value="-0.000457763671875">
            <text:p>-0,00046</text:p>
          </table:table-cell>
          <table:table-cell office:value-type="float" office:value="-0.028228759765625">
            <text:p>-0,02823</text:p>
          </table:table-cell>
          <table:table-cell office:value-type="float" office:value="-0.000274658203125">
            <text:p>-0,00027</text:p>
          </table:table-cell>
          <table:table-cell office:value-type="float" office:value="0.044647216796875">
            <text:p>0,04465</text:p>
          </table:table-cell>
          <table:table-cell office:value-type="float" office:value="-0.00006103515625">
            <text:p>-0,00006</text:p>
          </table:table-cell>
          <table:table-cell office:value-type="float" office:value="-0.019989013671875">
            <text:p>-0,01999</text:p>
          </table:table-cell>
          <table:table-cell table:number-columns-repeated="218"/>
        </table:table-row>
        <table:table-row table:style-name="ro1">
          <table:table-cell/>
          <table:table-cell office:value-type="float" office:value="0.018524169921875">
            <text:p>0,01852</text:p>
          </table:table-cell>
          <table:table-cell office:value-type="float" office:value="-0.031005859375">
            <text:p>-0,03101</text:p>
          </table:table-cell>
          <table:table-cell office:value-type="float" office:value="-0.0252685546875">
            <text:p>-0,02527</text:p>
          </table:table-cell>
          <table:table-cell office:value-type="float" office:value="0.022491455078125">
            <text:p>0,02249</text:p>
          </table:table-cell>
          <table:table-cell office:value-type="float" office:value="0.01422119140625">
            <text:p>0,01422</text:p>
          </table:table-cell>
          <table:table-cell office:value-type="float" office:value="-0.04132080078125">
            <text:p>-0,04132</text:p>
          </table:table-cell>
          <table:table-cell office:value-type="float" office:value="-0.007904052734375">
            <text:p>-0,00790</text:p>
          </table:table-cell>
          <table:table-cell office:value-type="float" office:value="0.053070068359375">
            <text:p>0,05307</text:p>
          </table:table-cell>
          <table:table-cell office:value-type="float" office:value="-0.008453369140625">
            <text:p>-0,00845</text:p>
          </table:table-cell>
          <table:table-cell office:value-type="float" office:value="-0.06036376953125">
            <text:p>-0,06036</text:p>
          </table:table-cell>
          <table:table-cell office:value-type="float" office:value="0.0284423828125">
            <text:p>0,02844</text:p>
          </table:table-cell>
          <table:table-cell office:value-type="float" office:value="0.0595703125">
            <text:p>0,05957</text:p>
          </table:table-cell>
          <table:table-cell office:value-type="float" office:value="-0.049285888671875">
            <text:p>-0,04929</text:p>
          </table:table-cell>
          <table:table-cell office:value-type="float" office:value="-0.051055908203125">
            <text:p>-0,05106</text:p>
          </table:table-cell>
          <table:table-cell office:value-type="float" office:value="0.068084716796875">
            <text:p>0,06808</text:p>
          </table:table-cell>
          <table:table-cell office:value-type="float" office:value="0.03497314453125">
            <text:p>0,03497</text:p>
          </table:table-cell>
          <table:table-cell office:value-type="float" office:value="-0.08184814453125">
            <text:p>-0,08185</text:p>
          </table:table-cell>
          <table:table-cell office:value-type="float" office:value="-0.01251220703125">
            <text:p>-0,01251</text:p>
          </table:table-cell>
          <table:table-cell office:value-type="float" office:value="0.0870361328125">
            <text:p>0,08704</text:p>
          </table:table-cell>
          <table:table-cell office:value-type="float" office:value="-0.01251220703125">
            <text:p>-0,01251</text:p>
          </table:table-cell>
          <table:table-cell office:value-type="float" office:value="-0.08184814453125">
            <text:p>-0,08185</text:p>
          </table:table-cell>
          <table:table-cell office:value-type="float" office:value="0.03497314453125">
            <text:p>0,03497</text:p>
          </table:table-cell>
          <table:table-cell office:value-type="float" office:value="0.068084716796875">
            <text:p>0,06808</text:p>
          </table:table-cell>
          <table:table-cell office:value-type="float" office:value="-0.051055908203125">
            <text:p>-0,05106</text:p>
          </table:table-cell>
          <table:table-cell office:value-type="float" office:value="-0.049285888671875">
            <text:p>-0,04929</text:p>
          </table:table-cell>
          <table:table-cell office:value-type="float" office:value="0.0595703125">
            <text:p>0,05957</text:p>
          </table:table-cell>
          <table:table-cell office:value-type="float" office:value="0.0284423828125">
            <text:p>0,02844</text:p>
          </table:table-cell>
          <table:table-cell office:value-type="float" office:value="-0.06036376953125">
            <text:p>-0,06036</text:p>
          </table:table-cell>
          <table:table-cell office:value-type="float" office:value="-0.008453369140625">
            <text:p>-0,00845</text:p>
          </table:table-cell>
          <table:table-cell office:value-type="float" office:value="0.053070068359375">
            <text:p>0,05307</text:p>
          </table:table-cell>
          <table:table-cell office:value-type="float" office:value="-0.007904052734375">
            <text:p>-0,00790</text:p>
          </table:table-cell>
          <table:table-cell office:value-type="float" office:value="-0.04132080078125">
            <text:p>-0,04132</text:p>
          </table:table-cell>
          <table:table-cell office:value-type="float" office:value="0.01422119140625">
            <text:p>0,01422</text:p>
          </table:table-cell>
          <table:table-cell office:value-type="float" office:value="0.022491455078125">
            <text:p>0,02249</text:p>
          </table:table-cell>
          <table:table-cell office:value-type="float" office:value="-0.0252685546875">
            <text:p>-0,02527</text:p>
          </table:table-cell>
          <table:table-cell office:value-type="float" office:value="-0.031005859375">
            <text:p>-0,03101</text:p>
          </table:table-cell>
          <table:table-cell office:value-type="float" office:value="0.018524169921875">
            <text:p>0,01852</text:p>
          </table:table-cell>
          <table:table-cell table:number-columns-repeated="218"/>
        </table:table-row>
        <table:table-row table:style-name="ro1">
          <table:table-cell/>
          <table:table-cell office:value-type="float" office:value="-0.004425048828125">
            <text:p>-0,00443</text:p>
          </table:table-cell>
          <table:table-cell office:value-type="float" office:value="0.041229248046875">
            <text:p>0,04123</text:p>
          </table:table-cell>
          <table:table-cell office:value-type="float" office:value="-0.001739501953125">
            <text:p>-0,00174</text:p>
          </table:table-cell>
          <table:table-cell office:value-type="float" office:value="-0.02880859375">
            <text:p>-0,02881</text:p>
          </table:table-cell>
          <table:table-cell office:value-type="float" office:value="0.024078369140625">
            <text:p>0,02408</text:p>
          </table:table-cell>
          <table:table-cell office:value-type="float" office:value="0.022735595703125">
            <text:p>0,02274</text:p>
          </table:table-cell>
          <table:table-cell office:value-type="float" office:value="-0.045135498046875">
            <text:p>-0,04514</text:p>
          </table:table-cell>
          <table:table-cell office:value-type="float" office:value="-0.000091552734375">
            <text:p>-0,00009</text:p>
          </table:table-cell>
          <table:table-cell office:value-type="float" office:value="0.054931640625">
            <text:p>0,05493</text:p>
          </table:table-cell>
          <table:table-cell office:value-type="float" office:value="-0.03350830078125">
            <text:p>-0,03351</text:p>
          </table:table-cell>
          <table:table-cell office:value-type="float" office:value="-0.04376220703125">
            <text:p>-0,04376</text:p>
          </table:table-cell>
          <table:table-cell office:value-type="float" office:value="0.064544677734375">
            <text:p>0,06454</text:p>
          </table:table-cell>
          <table:table-cell office:value-type="float" office:value="0.010711669921875">
            <text:p>0,01071</text:p>
          </table:table-cell>
          <table:table-cell office:value-type="float" office:value="-0.0775146484375">
            <text:p>-0,07751</text:p>
          </table:table-cell>
          <table:table-cell office:value-type="float" office:value="0.03369140625">
            <text:p>0,03369</text:p>
          </table:table-cell>
          <table:table-cell office:value-type="float" office:value="0.0631103515625">
            <text:p>0,06311</text:p>
          </table:table-cell>
          <table:table-cell office:value-type="float" office:value="-0.07159423828125">
            <text:p>-0,07159</text:p>
          </table:table-cell>
          <table:table-cell office:value-type="float" office:value="-0.0242919921875">
            <text:p>-0,02429</text:p>
          </table:table-cell>
          <table:table-cell office:value-type="float" office:value="0.08648681640625">
            <text:p>0,08649</text:p>
          </table:table-cell>
          <table:table-cell office:value-type="float" office:value="-0.0242919921875">
            <text:p>-0,02429</text:p>
          </table:table-cell>
          <table:table-cell office:value-type="float" office:value="-0.07159423828125">
            <text:p>-0,07159</text:p>
          </table:table-cell>
          <table:table-cell office:value-type="float" office:value="0.0631103515625">
            <text:p>0,06311</text:p>
          </table:table-cell>
          <table:table-cell office:value-type="float" office:value="0.03369140625">
            <text:p>0,03369</text:p>
          </table:table-cell>
          <table:table-cell office:value-type="float" office:value="-0.0775146484375">
            <text:p>-0,07751</text:p>
          </table:table-cell>
          <table:table-cell office:value-type="float" office:value="0.010711669921875">
            <text:p>0,01071</text:p>
          </table:table-cell>
          <table:table-cell office:value-type="float" office:value="0.064544677734375">
            <text:p>0,06454</text:p>
          </table:table-cell>
          <table:table-cell office:value-type="float" office:value="-0.04376220703125">
            <text:p>-0,04376</text:p>
          </table:table-cell>
          <table:table-cell office:value-type="float" office:value="-0.03350830078125">
            <text:p>-0,03351</text:p>
          </table:table-cell>
          <table:table-cell office:value-type="float" office:value="0.054931640625">
            <text:p>0,05493</text:p>
          </table:table-cell>
          <table:table-cell office:value-type="float" office:value="-0.000091552734375">
            <text:p>-0,00009</text:p>
          </table:table-cell>
          <table:table-cell office:value-type="float" office:value="-0.045135498046875">
            <text:p>-0,04514</text:p>
          </table:table-cell>
          <table:table-cell office:value-type="float" office:value="0.022735595703125">
            <text:p>0,02274</text:p>
          </table:table-cell>
          <table:table-cell office:value-type="float" office:value="0.024078369140625">
            <text:p>0,02408</text:p>
          </table:table-cell>
          <table:table-cell office:value-type="float" office:value="-0.02880859375">
            <text:p>-0,02881</text:p>
          </table:table-cell>
          <table:table-cell office:value-type="float" office:value="-0.001739501953125">
            <text:p>-0,00174</text:p>
          </table:table-cell>
          <table:table-cell office:value-type="float" office:value="0.041229248046875">
            <text:p>0,04123</text:p>
          </table:table-cell>
          <table:table-cell office:value-type="float" office:value="-0.004425048828125">
            <text:p>-0,00443</text:p>
          </table:table-cell>
          <table:table-cell table:number-columns-repeated="218"/>
        </table:table-row>
        <table:table-row table:style-name="ro1">
          <table:table-cell/>
          <table:table-cell office:value-type="float" office:value="-0.010284423828125">
            <text:p>-0,01028</text:p>
          </table:table-cell>
          <table:table-cell office:value-type="float" office:value="-0.036041259765625">
            <text:p>-0,03604</text:p>
          </table:table-cell>
          <table:table-cell office:value-type="float" office:value="0.027008056640625">
            <text:p>0,02701</text:p>
          </table:table-cell>
          <table:table-cell office:value-type="float" office:value="0.00323486328125">
            <text:p>0,00323</text:p>
          </table:table-cell>
          <table:table-cell office:value-type="float" office:value="-0.034820556640625">
            <text:p>-0,03482</text:p>
          </table:table-cell>
          <table:table-cell office:value-type="float" office:value="0.027435302734375">
            <text:p>0,02744</text:p>
          </table:table-cell>
          <table:table-cell office:value-type="float" office:value="0.019287109375">
            <text:p>0,01929</text:p>
          </table:table-cell>
          <table:table-cell office:value-type="float" office:value="-0.052032470703125">
            <text:p>-0,05203</text:p>
          </table:table-cell>
          <table:table-cell office:value-type="float" office:value="0.023895263671875">
            <text:p>0,02390</text:p>
          </table:table-cell>
          <table:table-cell office:value-type="float" office:value="0.040435791015625">
            <text:p>0,04044</text:p>
          </table:table-cell>
          <table:table-cell office:value-type="float" office:value="-0.06396484375">
            <text:p>-0,06396</text:p>
          </table:table-cell>
          <table:table-cell office:value-type="float" office:value="0.01025390625">
            <text:p>0,01025</text:p>
          </table:table-cell>
          <table:table-cell office:value-type="float" office:value="0.062835693359375">
            <text:p>0,06284</text:p>
          </table:table-cell>
          <table:table-cell office:value-type="float" office:value="-0.065887451171875">
            <text:p>-0,06589</text:p>
          </table:table-cell>
          <table:table-cell office:value-type="float" office:value="-0.01141357421875">
            <text:p>-0,01141</text:p>
          </table:table-cell>
          <table:table-cell office:value-type="float" office:value="0.080047607421875">
            <text:p>0,08005</text:p>
          </table:table-cell>
          <table:table-cell office:value-type="float" office:value="-0.0557861328125">
            <text:p>-0,05579</text:p>
          </table:table-cell>
          <table:table-cell office:value-type="float" office:value="-0.035736083984375">
            <text:p>-0,03574</text:p>
          </table:table-cell>
          <table:table-cell office:value-type="float" office:value="0.08648681640625">
            <text:p>0,08649</text:p>
          </table:table-cell>
          <table:table-cell office:value-type="float" office:value="-0.035736083984375">
            <text:p>-0,03574</text:p>
          </table:table-cell>
          <table:table-cell office:value-type="float" office:value="-0.0557861328125">
            <text:p>-0,05579</text:p>
          </table:table-cell>
          <table:table-cell office:value-type="float" office:value="0.080047607421875">
            <text:p>0,08005</text:p>
          </table:table-cell>
          <table:table-cell office:value-type="float" office:value="-0.01141357421875">
            <text:p>-0,01141</text:p>
          </table:table-cell>
          <table:table-cell office:value-type="float" office:value="-0.065887451171875">
            <text:p>-0,06589</text:p>
          </table:table-cell>
          <table:table-cell office:value-type="float" office:value="0.062835693359375">
            <text:p>0,06284</text:p>
          </table:table-cell>
          <table:table-cell office:value-type="float" office:value="0.01025390625">
            <text:p>0,01025</text:p>
          </table:table-cell>
          <table:table-cell office:value-type="float" office:value="-0.06396484375">
            <text:p>-0,06396</text:p>
          </table:table-cell>
          <table:table-cell office:value-type="float" office:value="0.040435791015625">
            <text:p>0,04044</text:p>
          </table:table-cell>
          <table:table-cell office:value-type="float" office:value="0.023895263671875">
            <text:p>0,02390</text:p>
          </table:table-cell>
          <table:table-cell office:value-type="float" office:value="-0.052032470703125">
            <text:p>-0,05203</text:p>
          </table:table-cell>
          <table:table-cell office:value-type="float" office:value="0.019287109375">
            <text:p>0,01929</text:p>
          </table:table-cell>
          <table:table-cell office:value-type="float" office:value="0.027435302734375">
            <text:p>0,02744</text:p>
          </table:table-cell>
          <table:table-cell office:value-type="float" office:value="-0.034820556640625">
            <text:p>-0,03482</text:p>
          </table:table-cell>
          <table:table-cell office:value-type="float" office:value="0.00323486328125">
            <text:p>0,00323</text:p>
          </table:table-cell>
          <table:table-cell office:value-type="float" office:value="0.027008056640625">
            <text:p>0,02701</text:p>
          </table:table-cell>
          <table:table-cell office:value-type="float" office:value="-0.036041259765625">
            <text:p>-0,03604</text:p>
          </table:table-cell>
          <table:table-cell office:value-type="float" office:value="-0.010284423828125">
            <text:p>-0,01028</text:p>
          </table:table-cell>
          <table:table-cell table:number-columns-repeated="218"/>
        </table:table-row>
        <table:table-row table:style-name="ro1">
          <table:table-cell/>
          <table:table-cell office:value-type="float" office:value="0.0228271484375">
            <text:p>0,02283</text:p>
          </table:table-cell>
          <table:table-cell office:value-type="float" office:value="0.01898193359375">
            <text:p>0,01898</text:p>
          </table:table-cell>
          <table:table-cell office:value-type="float" office:value="-0.033233642578125">
            <text:p>-0,03323</text:p>
          </table:table-cell>
          <table:table-cell office:value-type="float" office:value="0.028533935546875">
            <text:p>0,02853</text:p>
          </table:table-cell>
          <table:table-cell office:value-type="float" office:value="0.00250244140625">
            <text:p>0,00250</text:p>
          </table:table-cell>
          <table:table-cell office:value-type="float" office:value="-0.036895751953125">
            <text:p>-0,03690</text:p>
          </table:table-cell>
          <table:table-cell office:value-type="float" office:value="0.0394287109375">
            <text:p>0,03943</text:p>
          </table:table-cell>
          <table:table-cell office:value-type="float" office:value="-0.000152587890625">
            <text:p>-0,00015</text:p>
          </table:table-cell>
          <table:table-cell office:value-type="float" office:value="-0.04833984375">
            <text:p>-0,04834</text:p>
          </table:table-cell>
          <table:table-cell office:value-type="float" office:value="0.05712890625">
            <text:p>0,05713</text:p>
          </table:table-cell>
          <table:table-cell office:value-type="float" office:value="-0.010040283203125">
            <text:p>-0,01004</text:p>
          </table:table-cell>
          <table:table-cell office:value-type="float" office:value="-0.053680419921875">
            <text:p>-0,05368</text:p>
          </table:table-cell>
          <table:table-cell office:value-type="float" office:value="0.072357177734375">
            <text:p>0,07236</text:p>
          </table:table-cell>
          <table:table-cell office:value-type="float" office:value="-0.022491455078125">
            <text:p>-0,02249</text:p>
          </table:table-cell>
          <table:table-cell office:value-type="float" office:value="-0.05328369140625">
            <text:p>-0,05328</text:p>
          </table:table-cell>
          <table:table-cell office:value-type="float" office:value="0.0831298828125">
            <text:p>0,08313</text:p>
          </table:table-cell>
          <table:table-cell office:value-type="float" office:value="-0.03570556640625">
            <text:p>-0,03571</text:p>
          </table:table-cell>
          <table:table-cell office:value-type="float" office:value="-0.046783447265625">
            <text:p>-0,04678</text:p>
          </table:table-cell>
          <table:table-cell office:value-type="float" office:value="0.087005615234375">
            <text:p>0,08701</text:p>
          </table:table-cell>
          <table:table-cell office:value-type="float" office:value="-0.046783447265625">
            <text:p>-0,04678</text:p>
          </table:table-cell>
          <table:table-cell office:value-type="float" office:value="-0.03570556640625">
            <text:p>-0,03571</text:p>
          </table:table-cell>
          <table:table-cell office:value-type="float" office:value="0.0831298828125">
            <text:p>0,08313</text:p>
          </table:table-cell>
          <table:table-cell office:value-type="float" office:value="-0.05328369140625">
            <text:p>-0,05328</text:p>
          </table:table-cell>
          <table:table-cell office:value-type="float" office:value="-0.022491455078125">
            <text:p>-0,02249</text:p>
          </table:table-cell>
          <table:table-cell office:value-type="float" office:value="0.072357177734375">
            <text:p>0,07236</text:p>
          </table:table-cell>
          <table:table-cell office:value-type="float" office:value="-0.053680419921875">
            <text:p>-0,05368</text:p>
          </table:table-cell>
          <table:table-cell office:value-type="float" office:value="-0.010040283203125">
            <text:p>-0,01004</text:p>
          </table:table-cell>
          <table:table-cell office:value-type="float" office:value="0.05712890625">
            <text:p>0,05713</text:p>
          </table:table-cell>
          <table:table-cell office:value-type="float" office:value="-0.04833984375">
            <text:p>-0,04834</text:p>
          </table:table-cell>
          <table:table-cell office:value-type="float" office:value="-0.000152587890625">
            <text:p>-0,00015</text:p>
          </table:table-cell>
          <table:table-cell office:value-type="float" office:value="0.0394287109375">
            <text:p>0,03943</text:p>
          </table:table-cell>
          <table:table-cell office:value-type="float" office:value="-0.036895751953125">
            <text:p>-0,03690</text:p>
          </table:table-cell>
          <table:table-cell office:value-type="float" office:value="0.00250244140625">
            <text:p>0,00250</text:p>
          </table:table-cell>
          <table:table-cell office:value-type="float" office:value="0.028533935546875">
            <text:p>0,02853</text:p>
          </table:table-cell>
          <table:table-cell office:value-type="float" office:value="-0.033233642578125">
            <text:p>-0,03323</text:p>
          </table:table-cell>
          <table:table-cell office:value-type="float" office:value="0.01898193359375">
            <text:p>0,01898</text:p>
          </table:table-cell>
          <table:table-cell office:value-type="float" office:value="0.0228271484375">
            <text:p>0,02283</text:p>
          </table:table-cell>
          <table:table-cell table:number-columns-repeated="218"/>
        </table:table-row>
        <table:table-row table:style-name="ro1">
          <table:table-cell/>
          <table:table-cell office:value-type="float" office:value="-0.03125">
            <text:p>-0,03125</text:p>
          </table:table-cell>
          <table:table-cell office:value-type="float" office:value="0.001922607421875">
            <text:p>0,00192</text:p>
          </table:table-cell>
          <table:table-cell office:value-type="float" office:value="0.017730712890625">
            <text:p>0,01773</text:p>
          </table:table-cell>
          <table:table-cell office:value-type="float" office:value="-0.035797119140625">
            <text:p>-0,03580</text:p>
          </table:table-cell>
          <table:table-cell office:value-type="float" office:value="0.034912109375">
            <text:p>0,03491</text:p>
          </table:table-cell>
          <table:table-cell office:value-type="float" office:value="-0.008819580078125">
            <text:p>-0,00882</text:p>
          </table:table-cell>
          <table:table-cell office:value-type="float" office:value="-0.02862548828125">
            <text:p>-0,02863</text:p>
          </table:table-cell>
          <table:table-cell office:value-type="float" office:value="0.05035400390625">
            <text:p>0,05035</text:p>
          </table:table-cell>
          <table:table-cell office:value-type="float" office:value="-0.035980224609375">
            <text:p>-0,03598</text:p>
          </table:table-cell>
          <table:table-cell office:value-type="float" office:value="-0.010040283203125">
            <text:p>-0,01004</text:p>
          </table:table-cell>
          <table:table-cell office:value-type="float" office:value="0.057159423828125">
            <text:p>0,05716</text:p>
          </table:table-cell>
          <table:table-cell office:value-type="float" office:value="-0.069091796875">
            <text:p>-0,06909</text:p>
          </table:table-cell>
          <table:table-cell office:value-type="float" office:value="0.031951904296875">
            <text:p>0,03195</text:p>
          </table:table-cell>
          <table:table-cell office:value-type="float" office:value="0.031890869140625">
            <text:p>0,03189</text:p>
          </table:table-cell>
          <table:table-cell office:value-type="float" office:value="-0.077545166015625">
            <text:p>-0,07755</text:p>
          </table:table-cell>
          <table:table-cell office:value-type="float" office:value="0.070068359375">
            <text:p>0,07007</text:p>
          </table:table-cell>
          <table:table-cell office:value-type="float" office:value="-0.01190185546875">
            <text:p>-0,01190</text:p>
          </table:table-cell>
          <table:table-cell office:value-type="float" office:value="-0.056884765625">
            <text:p>-0,05688</text:p>
          </table:table-cell>
          <table:table-cell office:value-type="float" office:value="0.08709716796875">
            <text:p>0,08710</text:p>
          </table:table-cell>
          <table:table-cell office:value-type="float" office:value="-0.056884765625">
            <text:p>-0,05688</text:p>
          </table:table-cell>
          <table:table-cell office:value-type="float" office:value="-0.01190185546875">
            <text:p>-0,01190</text:p>
          </table:table-cell>
          <table:table-cell office:value-type="float" office:value="0.070068359375">
            <text:p>0,07007</text:p>
          </table:table-cell>
          <table:table-cell office:value-type="float" office:value="-0.077545166015625">
            <text:p>-0,07755</text:p>
          </table:table-cell>
          <table:table-cell office:value-type="float" office:value="0.031890869140625">
            <text:p>0,03189</text:p>
          </table:table-cell>
          <table:table-cell office:value-type="float" office:value="0.031951904296875">
            <text:p>0,03195</text:p>
          </table:table-cell>
          <table:table-cell office:value-type="float" office:value="-0.069091796875">
            <text:p>-0,06909</text:p>
          </table:table-cell>
          <table:table-cell office:value-type="float" office:value="0.057159423828125">
            <text:p>0,05716</text:p>
          </table:table-cell>
          <table:table-cell office:value-type="float" office:value="-0.010040283203125">
            <text:p>-0,01004</text:p>
          </table:table-cell>
          <table:table-cell office:value-type="float" office:value="-0.035980224609375">
            <text:p>-0,03598</text:p>
          </table:table-cell>
          <table:table-cell office:value-type="float" office:value="0.05035400390625">
            <text:p>0,05035</text:p>
          </table:table-cell>
          <table:table-cell office:value-type="float" office:value="-0.02862548828125">
            <text:p>-0,02863</text:p>
          </table:table-cell>
          <table:table-cell office:value-type="float" office:value="-0.008819580078125">
            <text:p>-0,00882</text:p>
          </table:table-cell>
          <table:table-cell office:value-type="float" office:value="0.034912109375">
            <text:p>0,03491</text:p>
          </table:table-cell>
          <table:table-cell office:value-type="float" office:value="-0.035797119140625">
            <text:p>-0,03580</text:p>
          </table:table-cell>
          <table:table-cell office:value-type="float" office:value="0.017730712890625">
            <text:p>0,01773</text:p>
          </table:table-cell>
          <table:table-cell office:value-type="float" office:value="0.001922607421875">
            <text:p>0,00192</text:p>
          </table:table-cell>
          <table:table-cell office:value-type="float" office:value="-0.03125">
            <text:p>-0,03125</text:p>
          </table:table-cell>
          <table:table-cell table:number-columns-repeated="218"/>
        </table:table-row>
        <table:table-row table:style-name="ro1">
          <table:table-cell/>
          <table:table-cell office:value-type="float" office:value="0.02471923828125">
            <text:p>0,02472</text:p>
          </table:table-cell>
          <table:table-cell office:value-type="float" office:value="-0.014923095703125">
            <text:p>-0,01492</text:p>
          </table:table-cell>
          <table:table-cell office:value-type="float" office:value="0.021209716796875">
            <text:p>0,02121</text:p>
          </table:table-cell>
          <table:table-cell office:value-type="float" office:value="0.014495849609375">
            <text:p>0,01450</text:p>
          </table:table-cell>
          <table:table-cell office:value-type="float" office:value="-0.042083740234375">
            <text:p>-0,04208</text:p>
          </table:table-cell>
          <table:table-cell office:value-type="float" office:value="0.04010009765625">
            <text:p>0,04010</text:p>
          </table:table-cell>
          <table:table-cell office:value-type="float" office:value="-0.02947998046875">
            <text:p>-0,02948</text:p>
          </table:table-cell>
          <table:table-cell office:value-type="float" office:value="0.00665283203125">
            <text:p>0,00665</text:p>
          </table:table-cell>
          <table:table-cell office:value-type="float" office:value="0.0341796875">
            <text:p>0,03418</text:p>
          </table:table-cell>
          <table:table-cell office:value-type="float" office:value="-0.06317138671875">
            <text:p>-0,06317</text:p>
          </table:table-cell>
          <table:table-cell office:value-type="float" office:value="0.054168701171875">
            <text:p>0,05417</text:p>
          </table:table-cell>
          <table:table-cell office:value-type="float" office:value="-0.015777587890625">
            <text:p>-0,01578</text:p>
          </table:table-cell>
          <table:table-cell office:value-type="float" office:value="-0.0321044921875">
            <text:p>-0,03210</text:p>
          </table:table-cell>
          <table:table-cell office:value-type="float" office:value="0.071807861328125">
            <text:p>0,07181</text:p>
          </table:table-cell>
          <table:table-cell office:value-type="float" office:value="-0.081085205078125">
            <text:p>-0,08109</text:p>
          </table:table-cell>
          <table:table-cell office:value-type="float" office:value="0.04766845703125">
            <text:p>0,04767</text:p>
          </table:table-cell>
          <table:table-cell office:value-type="float" office:value="0.01165771484375">
            <text:p>0,01166</text:p>
          </table:table-cell>
          <table:table-cell office:value-type="float" office:value="-0.063812255859375">
            <text:p>-0,06381</text:p>
          </table:table-cell>
          <table:table-cell office:value-type="float" office:value="0.08380126953125">
            <text:p>0,08380</text:p>
          </table:table-cell>
          <table:table-cell office:value-type="float" office:value="-0.063812255859375">
            <text:p>-0,06381</text:p>
          </table:table-cell>
          <table:table-cell office:value-type="float" office:value="0.01165771484375">
            <text:p>0,01166</text:p>
          </table:table-cell>
          <table:table-cell office:value-type="float" office:value="0.04766845703125">
            <text:p>0,04767</text:p>
          </table:table-cell>
          <table:table-cell office:value-type="float" office:value="-0.081085205078125">
            <text:p>-0,08109</text:p>
          </table:table-cell>
          <table:table-cell office:value-type="float" office:value="0.071807861328125">
            <text:p>0,07181</text:p>
          </table:table-cell>
          <table:table-cell office:value-type="float" office:value="-0.0321044921875">
            <text:p>-0,03210</text:p>
          </table:table-cell>
          <table:table-cell office:value-type="float" office:value="-0.015777587890625">
            <text:p>-0,01578</text:p>
          </table:table-cell>
          <table:table-cell office:value-type="float" office:value="0.054168701171875">
            <text:p>0,05417</text:p>
          </table:table-cell>
          <table:table-cell office:value-type="float" office:value="-0.06317138671875">
            <text:p>-0,06317</text:p>
          </table:table-cell>
          <table:table-cell office:value-type="float" office:value="0.0341796875">
            <text:p>0,03418</text:p>
          </table:table-cell>
          <table:table-cell office:value-type="float" office:value="0.00665283203125">
            <text:p>0,00665</text:p>
          </table:table-cell>
          <table:table-cell office:value-type="float" office:value="-0.02947998046875">
            <text:p>-0,02948</text:p>
          </table:table-cell>
          <table:table-cell office:value-type="float" office:value="0.04010009765625">
            <text:p>0,04010</text:p>
          </table:table-cell>
          <table:table-cell office:value-type="float" office:value="-0.042083740234375">
            <text:p>-0,04208</text:p>
          </table:table-cell>
          <table:table-cell office:value-type="float" office:value="0.014495849609375">
            <text:p>0,01450</text:p>
          </table:table-cell>
          <table:table-cell office:value-type="float" office:value="0.021209716796875">
            <text:p>0,02121</text:p>
          </table:table-cell>
          <table:table-cell office:value-type="float" office:value="-0.014923095703125">
            <text:p>-0,01492</text:p>
          </table:table-cell>
          <table:table-cell office:value-type="float" office:value="0.02471923828125">
            <text:p>0,02472</text:p>
          </table:table-cell>
          <table:table-cell table:number-columns-repeated="218"/>
        </table:table-row>
        <table:table-row table:style-name="ro1">
          <table:table-cell/>
          <table:table-cell office:value-type="float" office:value="-0.001251220703125">
            <text:p>-0,00125</text:p>
          </table:table-cell>
          <table:table-cell office:value-type="float" office:value="0.040313720703125">
            <text:p>0,04031</text:p>
          </table:table-cell>
          <table:table-cell office:value-type="float" office:value="-0.02581787109375">
            <text:p>-0,02582</text:p>
          </table:table-cell>
          <table:table-cell office:value-type="float" office:value="0.021026611328125">
            <text:p>0,02103</text:p>
          </table:table-cell>
          <table:table-cell office:value-type="float" office:value="-0.005126953125">
            <text:p>-0,00513</text:p>
          </table:table-cell>
          <table:table-cell office:value-type="float" office:value="-0.017791748046875">
            <text:p>-0,01779</text:p>
          </table:table-cell>
          <table:table-cell office:value-type="float" office:value="0.040069580078125">
            <text:p>0,04007</text:p>
          </table:table-cell>
          <table:table-cell office:value-type="float" office:value="-0.052642822265625">
            <text:p>-0,05264</text:p>
          </table:table-cell>
          <table:table-cell office:value-type="float" office:value="0.048431396484375">
            <text:p>0,04843</text:p>
          </table:table-cell>
          <table:table-cell office:value-type="float" office:value="-0.025848388671875">
            <text:p>-0,02585</text:p>
          </table:table-cell>
          <table:table-cell office:value-type="float" office:value="-0.00970458984375">
            <text:p>-0,00970</text:p>
          </table:table-cell>
          <table:table-cell office:value-type="float" office:value="0.046905517578125">
            <text:p>0,04691</text:p>
          </table:table-cell>
          <table:table-cell office:value-type="float" office:value="-0.072296142578125">
            <text:p>-0,07230</text:p>
          </table:table-cell>
          <table:table-cell office:value-type="float" office:value="0.07550048828125">
            <text:p>0,07550</text:p>
          </table:table-cell>
          <table:table-cell office:value-type="float" office:value="-0.053375244140625">
            <text:p>-0,05338</text:p>
          </table:table-cell>
          <table:table-cell office:value-type="float" office:value="0.011871337890625">
            <text:p>0,01187</text:p>
          </table:table-cell>
          <table:table-cell office:value-type="float" office:value="0.03558349609375">
            <text:p>0,03558</text:p>
          </table:table-cell>
          <table:table-cell office:value-type="float" office:value="-0.072845458984375">
            <text:p>-0,07285</text:p>
          </table:table-cell>
          <table:table-cell office:value-type="float" office:value="0.0869140625">
            <text:p>0,08691</text:p>
          </table:table-cell>
          <table:table-cell office:value-type="float" office:value="-0.072845458984375">
            <text:p>-0,07285</text:p>
          </table:table-cell>
          <table:table-cell office:value-type="float" office:value="0.03558349609375">
            <text:p>0,03558</text:p>
          </table:table-cell>
          <table:table-cell office:value-type="float" office:value="0.011871337890625">
            <text:p>0,01187</text:p>
          </table:table-cell>
          <table:table-cell office:value-type="float" office:value="-0.053375244140625">
            <text:p>-0,05338</text:p>
          </table:table-cell>
          <table:table-cell office:value-type="float" office:value="0.07550048828125">
            <text:p>0,07550</text:p>
          </table:table-cell>
          <table:table-cell office:value-type="float" office:value="-0.072296142578125">
            <text:p>-0,07230</text:p>
          </table:table-cell>
          <table:table-cell office:value-type="float" office:value="0.046905517578125">
            <text:p>0,04691</text:p>
          </table:table-cell>
          <table:table-cell office:value-type="float" office:value="-0.00970458984375">
            <text:p>-0,00970</text:p>
          </table:table-cell>
          <table:table-cell office:value-type="float" office:value="-0.025848388671875">
            <text:p>-0,02585</text:p>
          </table:table-cell>
          <table:table-cell office:value-type="float" office:value="0.048431396484375">
            <text:p>0,04843</text:p>
          </table:table-cell>
          <table:table-cell office:value-type="float" office:value="-0.052642822265625">
            <text:p>-0,05264</text:p>
          </table:table-cell>
          <table:table-cell office:value-type="float" office:value="0.040069580078125">
            <text:p>0,04007</text:p>
          </table:table-cell>
          <table:table-cell office:value-type="float" office:value="-0.017791748046875">
            <text:p>-0,01779</text:p>
          </table:table-cell>
          <table:table-cell office:value-type="float" office:value="-0.005126953125">
            <text:p>-0,00513</text:p>
          </table:table-cell>
          <table:table-cell office:value-type="float" office:value="0.021026611328125">
            <text:p>0,02103</text:p>
          </table:table-cell>
          <table:table-cell office:value-type="float" office:value="-0.02581787109375">
            <text:p>-0,02582</text:p>
          </table:table-cell>
          <table:table-cell office:value-type="float" office:value="0.040313720703125">
            <text:p>0,04031</text:p>
          </table:table-cell>
          <table:table-cell office:value-type="float" office:value="-0.001251220703125">
            <text:p>-0,00125</text:p>
          </table:table-cell>
          <table:table-cell table:number-columns-repeated="218"/>
        </table:table-row>
        <table:table-row table:style-name="ro1">
          <table:table-cell/>
          <table:table-cell office:value-type="float" office:value="-0.01947021484375">
            <text:p>-0,01947</text:p>
          </table:table-cell>
          <table:table-cell office:value-type="float" office:value="-0.022979736328125">
            <text:p>-0,02298</text:p>
          </table:table-cell>
          <table:table-cell office:value-type="float" office:value="0.02679443359375">
            <text:p>0,02679</text:p>
          </table:table-cell>
          <table:table-cell office:value-type="float" office:value="-0.0325927734375">
            <text:p>-0,03259</text:p>
          </table:table-cell>
          <table:table-cell office:value-type="float" office:value="0.0352783203125">
            <text:p>0,03528</text:p>
          </table:table-cell>
          <table:table-cell office:value-type="float" office:value="-0.0313720703125">
            <text:p>-0,03137</text:p>
          </table:table-cell>
          <table:table-cell office:value-type="float" office:value="0.019439697265625">
            <text:p>0,01944</text:p>
          </table:table-cell>
          <table:table-cell office:value-type="float" office:value="-0.000244140625">
            <text:p>-0,00024</text:p>
          </table:table-cell>
          <table:table-cell office:value-type="float" office:value="-0.023193359375">
            <text:p>-0,02319</text:p>
          </table:table-cell>
          <table:table-cell office:value-type="float" office:value="0.046112060546875">
            <text:p>0,04611</text:p>
          </table:table-cell>
          <table:table-cell office:value-type="float" office:value="-0.0631103515625">
            <text:p>-0,06311</text:p>
          </table:table-cell>
          <table:table-cell office:value-type="float" office:value="0.069427490234375">
            <text:p>0,06943</text:p>
          </table:table-cell>
          <table:table-cell office:value-type="float" office:value="-0.062347412109375">
            <text:p>-0,06235</text:p>
          </table:table-cell>
          <table:table-cell office:value-type="float" office:value="0.042022705078125">
            <text:p>0,04202</text:p>
          </table:table-cell>
          <table:table-cell office:value-type="float" office:value="-0.011505126953125">
            <text:p>-0,01151</text:p>
          </table:table-cell>
          <table:table-cell office:value-type="float" office:value="-0.02325439453125">
            <text:p>-0,02325</text:p>
          </table:table-cell>
          <table:table-cell office:value-type="float" office:value="0.055267333984375">
            <text:p>0,05527</text:p>
          </table:table-cell>
          <table:table-cell office:value-type="float" office:value="-0.077728271484375">
            <text:p>-0,07773</text:p>
          </table:table-cell>
          <table:table-cell office:value-type="float" office:value="0.085784912109375">
            <text:p>0,08578</text:p>
          </table:table-cell>
          <table:table-cell office:value-type="float" office:value="-0.077728271484375">
            <text:p>-0,07773</text:p>
          </table:table-cell>
          <table:table-cell office:value-type="float" office:value="0.055267333984375">
            <text:p>0,05527</text:p>
          </table:table-cell>
          <table:table-cell office:value-type="float" office:value="-0.02325439453125">
            <text:p>-0,02325</text:p>
          </table:table-cell>
          <table:table-cell office:value-type="float" office:value="-0.011505126953125">
            <text:p>-0,01151</text:p>
          </table:table-cell>
          <table:table-cell office:value-type="float" office:value="0.042022705078125">
            <text:p>0,04202</text:p>
          </table:table-cell>
          <table:table-cell office:value-type="float" office:value="-0.062347412109375">
            <text:p>-0,06235</text:p>
          </table:table-cell>
          <table:table-cell office:value-type="float" office:value="0.069427490234375">
            <text:p>0,06943</text:p>
          </table:table-cell>
          <table:table-cell office:value-type="float" office:value="-0.0631103515625">
            <text:p>-0,06311</text:p>
          </table:table-cell>
          <table:table-cell office:value-type="float" office:value="0.046112060546875">
            <text:p>0,04611</text:p>
          </table:table-cell>
          <table:table-cell office:value-type="float" office:value="-0.023193359375">
            <text:p>-0,02319</text:p>
          </table:table-cell>
          <table:table-cell office:value-type="float" office:value="-0.000244140625">
            <text:p>-0,00024</text:p>
          </table:table-cell>
          <table:table-cell office:value-type="float" office:value="0.019439697265625">
            <text:p>0,01944</text:p>
          </table:table-cell>
          <table:table-cell office:value-type="float" office:value="-0.0313720703125">
            <text:p>-0,03137</text:p>
          </table:table-cell>
          <table:table-cell office:value-type="float" office:value="0.0352783203125">
            <text:p>0,03528</text:p>
          </table:table-cell>
          <table:table-cell office:value-type="float" office:value="-0.0325927734375">
            <text:p>-0,03259</text:p>
          </table:table-cell>
          <table:table-cell office:value-type="float" office:value="0.02679443359375">
            <text:p>0,02679</text:p>
          </table:table-cell>
          <table:table-cell office:value-type="float" office:value="-0.022979736328125">
            <text:p>-0,02298</text:p>
          </table:table-cell>
          <table:table-cell office:value-type="float" office:value="-0.01947021484375">
            <text:p>-0,01947</text:p>
          </table:table-cell>
          <table:table-cell table:number-columns-repeated="218"/>
        </table:table-row>
      </table:table>
      <table:table table:name="Tabelle2" table:style-name="ta2" table:print="false">
        <table:table-column table:style-name="co1" table:number-columns-repeated="256" table:default-cell-style-name="Default"/>
        <table:table-row table:style-name="ro1">
          <table:table-cell table:number-columns-repeated="256"/>
        </table:table-row>
      </table:table>
      <table:table table:name="Tabelle3" table:style-name="ta3" table:print="false">
        <table:table-column table:style-name="co1" table:number-columns-repeated="256" table:default-cell-style-name="Default"/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   </number:text>
    </number:number-style>
    <number:number-style style:name="N111P1" style:volatile="true">
      <number:text>-</number:text>
      <number:number number:decimal-places="0" number:min-integer-digits="1" number:grouping="true"/>
      <number:text>    </number:text>
    </number:number-style>
    <number:number-style style:name="N111P2" style:volatile="true">
      <number:text> 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0" number:min-integer-digits="1" number:grouping="true"/>
      <number:text> € </number:text>
    </number:number-style>
    <number:number-style style:name="N112P1" style:volatile="true">
      <number:text>-</number:text>
      <number:number number:decimal-places="0" number:min-integer-digits="1" number:grouping="true"/>
      <number:text> € </number:text>
    </number:number-style>
    <number:number-style style:name="N112P2" style:volatile="true">
      <number:text> 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   </number:text>
    </number:number-style>
    <number:number-style style:name="N113P1" style:volatile="true">
      <number:text>-</number:text>
      <number:number number:decimal-places="2" number:min-integer-digits="1" number:grouping="true"/>
      <number:text>    </number:text>
    </number:number-style>
    <number:number-style style:name="N113P2" style:volatile="true">
      <number:text> -</number:text>
      <number:number number: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€ </number:text>
    </number:number-style>
    <number:number-style style:name="N114P1" style:volatile="true">
      <number:text>-</number:text>
      <number:number number:decimal-places="2" number:min-integer-digits="1" number:grouping="true"/>
      <number:text> € </number:text>
    </number:number-style>
    <number:number-style style:name="N114P2" style:volatile="true">
      <number:text> -</number:text>
      <number:number number: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19">
      <number:number number:decimal-places="3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5" number:min-integer-digits="1"/>
    </number:number-style>
    <number:number-style style:name="N122">
      <number:number number:decimal-places="6" number:min-integer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de" number:country="DE">
      <number:number number:decimal-places="0" number:min-integer-digits="1" number:grouping="true"/>
      <number:text>   </number:text>
    </number:number-style>
    <number:number-style style:name="N10112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2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2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0" number:min-integer-digits="1" number:grouping="true"/>
      <number:text> €</number:text>
    </number:number-style>
    <number:number-style style:name="N1011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number:min-integer-digits="1" number:grouping="true"/>
      <number:text> €</number:text>
    </number:number-style>
    <number:number-style style:name="N1011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number:min-integer-digits="1" number:grouping="true"/>
      <number:text> €</number:text>
    </number:number-style>
    <number:number-style style:name="N1011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integer-digits="1" number:grouping="true"/>
      <number:text> €</number:text>
    </number:number-style>
    <number:number-style style:name="N1011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15">15.01.2007</text:date>, <text:time>19:21:5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navigation</meta:initial-creator>
    <meta:creation-date>2007-01-15T16:21:40</meta:creation-date>
    <dc:creator>Daniel Glaser</dc:creator>
    <dc:date>2007-01-15T19:21:55</dc:date>
    <meta:print-date>2007-01-15T18:33:10</meta:print-date>
    <dc:language>de-DE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3" meta:cell-count="703"/>
  </office:meta>
</office:document-meta>
</file>